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999cm"/>
    </style:style>
    <style:style style:name="gr6" style:family="graphic" style:parent-style-name="standard">
      <style:graphic-properties svg:stroke-color="#000000" draw:marker-start-width="0.5cm" draw:marker-end-width="0.5cm" draw:fill="none" draw:textarea-horizontal-align="center" draw:textarea-vertical-align="middle"/>
    </style:style>
    <style:style style:name="gr7" style:family="graphic" style:parent-style-name="standard">
      <style:graphic-properties svg:stroke-color="#000000" draw:marker-start-width="0.35cm" draw:marker-end-width="0.35cm" draw:fill="none" draw:textarea-horizontal-align="center" draw:textarea-vertical-align="middle"/>
    </style:style>
    <style:style style:name="gr8" style:family="graphic" style:parent-style-name="standard">
      <style:graphic-properties svg:stroke-color="#000000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cm" fo:min-width="0cm"/>
    </style:style>
    <style:style style:name="gr10" style:family="graphic" style:parent-style-name="standard">
      <style:graphic-properties svg:stroke-color="#000000" draw:textarea-horizontal-align="center" draw:textarea-vertical-align="middle"/>
    </style:style>
    <style:style style:name="gr11" style:family="graphic" style:parent-style-name="standard">
      <style:graphic-properties svg:stroke-width="0.05cm" draw:marker-start-width="0.275cm" draw:marker-end="Arrowheads_20_1" draw:marker-end-width="0.375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cm" draw:marker-start-width="0.275cm" draw:marker-end="Arrowheads_20_1" draw:marker-end-width="0.275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/>
    </style:style>
    <style:style style:name="P3" style:family="paragraph">
      <style:paragraph-properties fo:text-align="center"/>
      <style:text-properties fo:color="#000000" fo:font-size="9pt" style:font-size-asian="9pt" style:font-size-complex="9pt"/>
    </style:style>
    <style:style style:name="P4" style:family="paragraph">
      <style:text-properties fo:font-size="9pt"/>
    </style:style>
    <style:style style:name="P5" style:family="paragraph">
      <style:text-properties fo:color="#ff0000" fo:font-size="9pt" fo:font-weight="bold" style:font-size-asian="9pt" style:font-weight-asian="bold" style:font-size-complex="9pt" style:font-weight-complex="bold"/>
    </style:style>
    <style:style style:name="P6" style:family="paragraph">
      <style:text-properties fo:color="#b80047" fo:font-size="9pt" fo:font-weight="bold" style:font-size-asian="9pt" style:font-weight-asian="bold" style:font-size-complex="9pt" style:font-weight-complex="bold"/>
    </style:style>
    <style:style style:name="P7" style:family="paragraph">
      <style:text-properties fo:color="#4c1900" fo:font-size="9pt" fo:font-weight="bold" style:font-size-asian="9pt" style:font-weight-asian="bold" style:font-size-complex="9pt" style:font-weight-complex="bold"/>
    </style:style>
    <style:style style:name="P8" style:family="paragraph">
      <style:text-properties fo:color="#355e00" fo:font-size="9pt" fo:font-weight="bold" style:font-size-asian="9pt" style:font-weight-asian="bold" style:font-size-complex="9pt" style:font-weight-complex="bold"/>
    </style:style>
    <style:style style:name="P9" style:family="paragraph">
      <style:text-properties fo:color="#ff6309" fo:font-size="9pt" fo:font-weight="bold" style:font-size-asian="9pt" style:font-weight-asian="bold" style:font-size-complex="9pt" style:font-weight-complex="bold"/>
    </style:style>
    <style:style style:name="P10" style:family="paragraph">
      <style:text-properties fo:color="#0000ff" fo:font-size="9pt" fo:font-weight="bold" style:font-size-asian="9pt" style:font-weight-asian="bold" style:font-size-complex="9pt" style:font-weight-complex="bold"/>
    </style:style>
    <style:style style:name="P11" style:family="paragraph">
      <style:text-properties fo:color="#000000" fo:font-size="9pt" style:font-size-asian="9pt" style:font-size-complex="9pt"/>
    </style:style>
    <style:style style:name="P12" style:family="paragraph">
      <style:text-properties fo:font-size="12pt"/>
    </style:style>
    <style:style style:name="P13" style:family="paragraph">
      <style:text-properties fo:color="#000000" fo:font-size="12pt" fo:font-weight="bold" style:font-size-asian="12pt" style:font-weight-asian="bold" style:font-size-complex="12pt" style:font-weight-complex="bold"/>
    </style:style>
    <style:style style:name="P14" style:family="paragraph">
      <style:text-properties fo:color="#000000" fo:font-size="9pt" fo:font-weight="bold" style:font-size-asian="9pt" style:font-size-complex="9pt"/>
    </style:style>
    <style:style style:name="T1" style:family="text">
      <style:text-properties fo:color="#000000" fo:font-size="9pt" style:font-size-asian="9pt" style:font-size-complex="9pt"/>
    </style:style>
    <style:style style:name="T2" style:family="text">
      <style:text-properties fo:color="#ff0000" fo:font-size="9pt" fo:font-weight="bold" style:font-size-asian="9pt" style:font-weight-asian="bold" style:font-size-complex="9pt" style:font-weight-complex="bold"/>
    </style:style>
    <style:style style:name="T3" style:family="text">
      <style:text-properties fo:color="#b80047" fo:font-size="9pt" fo:font-weight="bold" style:font-size-asian="9pt" style:font-weight-asian="bold" style:font-size-complex="9pt" style:font-weight-complex="bold"/>
    </style:style>
    <style:style style:name="T4" style:family="text">
      <style:text-properties fo:color="#4c1900" fo:font-size="9pt" fo:font-weight="bold" style:font-size-asian="9pt" style:font-weight-asian="bold" style:font-size-complex="9pt" style:font-weight-complex="bold"/>
    </style:style>
    <style:style style:name="T5" style:family="text">
      <style:text-properties fo:color="#355e00" fo:font-size="9pt" fo:font-weight="bold" style:font-size-asian="9pt" style:font-weight-asian="bold" style:font-size-complex="9pt" style:font-weight-complex="bold"/>
    </style:style>
    <style:style style:name="T6" style:family="text">
      <style:text-properties fo:color="#ff6309" fo:font-size="9pt" fo:font-weight="bold" style:font-size-asian="9pt" style:font-weight-asian="bold" style:font-size-complex="9pt" style:font-weight-complex="bold"/>
    </style:style>
    <style:style style:name="T7" style:family="text">
      <style:text-properties fo:color="#0000ff" fo:font-size="9pt" fo:font-weight="bold" style:font-size-asian="9pt" style:font-weight-asian="bold" style:font-size-complex="9pt" style:font-weight-complex="bold"/>
    </style:style>
    <style:style style:name="T8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000000" fo:font-size="9pt" fo:font-weight="bold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id="id1" draw:layer="layout" svg:width="2.799cm" svg:height="0.999cm" draw:transform="rotate (-1.57079632679579) translate (15.8879999999982cm 1.79999999999822cm)" svg:viewBox="0 0 2800 1000" draw:points="400,-30776 1000,-30776 1400,-31176 1800,-30776 2400,-30776 2700,-30776 2800,-30776 1800,-31776 1000,-31776 0,-30776">
          <draw:glue-point draw:id="4" svg:x="-5cm" svg:y="-2.857cm"/>
          <draw:glue-point draw:id="5" svg:x="-5cm" svg:y="3.214cm"/>
          <draw:glue-point draw:id="6" svg:x="1cm" svg:y="2.857cm"/>
          <text:p/>
        </draw:polygon>
        <draw:custom-shape draw:style-name="gr2" draw:text-style-name="P1" draw:id="id7" draw:layer="layout" svg:width="5.1cm" svg:height="3.9cm" svg:x="5cm" svg:y="6.6cm">
          <draw:glue-point draw:id="4" svg:x="5cm" svg:y="2.692cm"/>
          <draw:glue-point draw:id="5" svg:x="5cm" svg:y="-2.692cm"/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id="id2" draw:layer="layout" svg:width="1.2cm" svg:height="1.6cm" svg:x="14.788cm" svg:y="5.1cm">
          <draw:glue-point draw:id="4" svg:x="-5cm" svg:y="-2.5cm"/>
          <draw:glue-point draw:id="5" svg:x="-5cm" svg:y="2.5cm"/>
          <text:p text:style-name="P2"><text:span text:style-name="T1">Mul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id="id3" draw:layer="layout" svg:width="1.2cm" svg:height="1.6cm" svg:x="14.788cm" svg:y="7.2cm">
          <draw:glue-point draw:id="4" svg:x="-5cm" svg:y="-2.5cm"/>
          <draw:glue-point draw:id="5" svg:x="-5cm" svg:y="2.5cm"/>
          <text:p text:style-name="P2"><text:span text:style-name="T1">Shift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504cm" svg:height="0.607cm" svg:x="5cm" svg:y="8.8cm">
          <draw:text-box>
            <text:p text:style-name="P4"><text:span text:style-name="T2">rd_index[5:0]</text:span></text:p>
          </draw:text-box>
        </draw:frame>
        <draw:frame draw:style-name="gr4" draw:text-style-name="P5" draw:id="id6" draw:layer="layout" svg:width="2.682cm" svg:height="0.607cm" svg:x="5cm" svg:y="9.601cm">
          <draw:text-box>
            <text:p text:style-name="P4"><text:span text:style-name="T2">reg_dest[31:0]</text:span></text:p>
          </draw:text-box>
        </draw:frame>
        <draw:frame draw:style-name="gr4" draw:text-style-name="P6" draw:layer="layout" svg:width="2.487cm" svg:height="0.607cm" svg:x="5cm" svg:y="6.901cm">
          <draw:text-box>
            <text:p text:style-name="P4"><text:span text:style-name="T3">rs_index[5:0]</text:span></text:p>
          </draw:text-box>
        </draw:frame>
        <draw:frame draw:style-name="gr4" draw:text-style-name="P7" draw:layer="layout" svg:width="2.415cm" svg:height="0.607cm" svg:x="5cm" svg:y="7.701cm">
          <draw:text-box>
            <text:p text:style-name="P4"><text:span text:style-name="T4">rt_index[5:0]</text:span></text:p>
          </draw:text-box>
        </draw:frame>
        <draw:frame draw:style-name="gr5" draw:text-style-name="P6" draw:layer="layout" svg:width="3.1cm" svg:height="0.607cm" svg:x="7.2cm" svg:y="7.128cm">
          <draw:text-box>
            <text:p text:style-name="P4"><text:span text:style-name="T3">reg_source[31:0]</text:span></text:p>
          </draw:text-box>
        </draw:frame>
        <draw:frame draw:style-name="gr4" draw:text-style-name="P7" draw:layer="layout" svg:width="2.911cm" svg:height="0.607cm" svg:x="7.352cm" svg:y="9.274cm">
          <draw:text-box>
            <text:p text:style-name="P4"><text:span text:style-name="T4">reg_target[31:0]</text:span></text:p>
          </draw:text-box>
        </draw:frame>
        <draw:polygon draw:style-name="gr1" draw:text-style-name="P1" draw:id="id5" draw:layer="layout" svg:width="2.544cm" svg:height="2.547cm" draw:transform="skewX (0.000523598775598173) rotate (-0.78452549877249) translate (20.3cm 5.4cm)" svg:viewBox="0 0 2545 2548" draw:points="0,-21040 1273,-21039 2545,-19765 2545,-18492">
          <draw:glue-point draw:id="4" svg:x="-5cm" svg:y="-3.611cm"/>
          <draw:glue-point draw:id="5" svg:x="-5cm" svg:y="-2.222cm"/>
          <draw:glue-point draw:id="6" svg:x="-5cm" svg:y="-0.555cm"/>
          <draw:glue-point draw:id="7" svg:x="-5cm" svg:y="0.833cm"/>
          <draw:glue-point draw:id="8" svg:x="-5cm" svg:y="2.222cm"/>
          <draw:glue-point draw:id="9" svg:x="-5cm" svg:y="3.611cm"/>
          <text:p/>
        </draw:polygon>
        <draw:frame draw:style-name="gr4" draw:text-style-name="P8" draw:layer="layout" svg:width="1.725cm" svg:height="0.607cm" svg:x="18.15cm" svg:y="6.602cm">
          <draw:text-box>
            <text:p text:style-name="P4"><text:span text:style-name="T5">pc(31:2)</text:span></text:p>
          </draw:text-box>
        </draw:frame>
        <draw:frame draw:style-name="gr4" draw:text-style-name="P9" draw:layer="layout" svg:width="2.09cm" svg:height="0.607cm" svg:x="18.151cm" svg:y="7.203cm">
          <draw:text-box>
            <text:p text:style-name="P4"><text:span text:style-name="T6">pc+4(31:2)</text:span></text:p>
          </draw:text-box>
        </draw:frame>
        <draw:frame draw:style-name="gr4" draw:text-style-name="P10" draw:layer="layout" svg:width="2.487cm" svg:height="0.607cm" svg:x="17.951cm" svg:y="7.703cm">
          <draw:text-box>
            <text:p text:style-name="P4"><text:span text:style-name="T7">opcode(15:0)</text:span></text:p>
          </draw:text-box>
        </draw:frame>
        <draw:connector draw:style-name="gr6" draw:text-style-name="P1" draw:layer="layout" svg:x1="14.888cm" svg:y1="4.099cm" svg:x2="14.788cm" svg:y2="6.3cm" draw:start-shape="id1" draw:start-glue-point="5" draw:end-shape="id2" draw:end-glue-point="5" svg:d="m14888 4099h-625v2201h525">
          <text:p/>
        </draw:connector>
        <draw:connector draw:style-name="gr6" draw:text-style-name="P1" draw:layer="layout" svg:x1="14.788cm" svg:y1="6.3cm" svg:x2="14.788cm" svg:y2="8.4cm" draw:start-shape="id2" draw:start-glue-point="5" draw:end-shape="id3" draw:end-glue-point="5" svg:d="m14788 6300h-525v2100h525">
          <text:p/>
        </draw:connector>
        <draw:connector draw:style-name="gr7" draw:text-style-name="P1" draw:layer="layout" draw:line-skew="-0.863cm" svg:x1="14.888cm" svg:y1="2.401cm" svg:x2="14.788cm" svg:y2="5.5cm" draw:start-shape="id1" draw:start-glue-point="4" draw:end-shape="id2" draw:end-glue-point="4" svg:d="m14888 2401h-1488v3099h1388">
          <text:p/>
        </draw:connector>
        <draw:connector draw:style-name="gr7" draw:text-style-name="P1" draw:layer="layout" draw:line-skew="-0.863cm" svg:x1="14.788cm" svg:y1="5.5cm" svg:x2="14.788cm" svg:y2="7.6cm" draw:start-shape="id2" draw:start-glue-point="4" draw:end-shape="id3" draw:end-glue-point="4" svg:d="m14788 5500h-1388v2100h1388">
          <text:p/>
        </draw:connector>
        <draw:custom-shape draw:style-name="gr3" draw:text-style-name="P3" draw:id="id4" draw:layer="layout" svg:width="1.2cm" svg:height="1.6cm" svg:x="17cm" svg:y="5.1cm">
          <draw:glue-point draw:id="4" svg:x="-5cm" svg:y="-2.5cm"/>
          <draw:glue-point draw:id="5" svg:x="-5cm" svg:y="2.5cm"/>
          <text:p text:style-name="P2"><text:span text:style-name="T1">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svg:x1="15.888cm" svg:y1="3.2cm" svg:x2="17cm" svg:y2="5.5cm" draw:start-shape="id1" draw:start-glue-point="1" draw:end-shape="id4" draw:end-glue-point="4" svg:d="m15888 3200h556v2300h556">
          <text:p/>
        </draw:connector>
        <draw:connector draw:style-name="gr8" draw:text-style-name="P1" draw:layer="layout" svg:x1="15.988cm" svg:y1="5.9cm" svg:x2="17cm" svg:y2="5.9cm" draw:start-shape="id2" draw:start-glue-point="1" draw:end-shape="id4" draw:end-glue-point="3" svg:d="m15988 5900h1012">
          <text:p/>
        </draw:connector>
        <draw:connector draw:style-name="gr8" draw:text-style-name="P1" draw:layer="layout" svg:x1="18.2cm" svg:y1="5.9cm" svg:x2="20.3cm" svg:y2="5.901cm" draw:start-shape="id4" draw:start-glue-point="1" draw:end-shape="id5" draw:end-glue-point="4" svg:d="m18200 5900h1050v1h1050">
          <text:p/>
        </draw:connector>
        <draw:custom-shape draw:style-name="gr2" draw:text-style-name="P1" draw:id="id11" draw:layer="layout" svg:width="6cm" svg:height="4.1cm" svg:x="23.2cm" svg:y="6.4cm">
          <draw:glue-point draw:id="4" svg:x="-5cm" svg:y="-3.048cm"/>
          <draw:glue-point draw:id="5" svg:x="-5cm" svg:y="2.804cm"/>
          <draw:glue-point draw:id="6" svg:x="5cm" svg:y="-3.604cm"/>
          <draw:glue-point draw:id="7" svg:x="5cm" svg:y="-2.674cm"/>
          <draw:glue-point draw:id="8" svg:x="5cm" svg:y="-1.744cm"/>
          <draw:glue-point draw:id="9" svg:x="5cm" svg:y="-0.348cm"/>
          <draw:glue-point draw:id="10" svg:x="5cm" svg:y="0.813cm"/>
          <draw:glue-point draw:id="11" svg:x="5cm" svg:y="1.976cm"/>
          <draw:glue-point draw:id="12" svg:x="5cm" svg:y="3.372cm"/>
          <draw:glue-point draw:id="13" svg:x="-5cm" svg:y="1.097cm"/>
          <draw:glue-point draw:id="14" svg:x="-5cm" svg:y="-1.097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line-skew="0cm 2.691cm" svg:x1="21.2cm" svg:y1="7.2cm" svg:x2="5cm" svg:y2="9.904cm" draw:start-shape="id5" draw:start-glue-point="1" draw:end-shape="id6" draw:end-glue-point="3" svg:d="m21200 7200h526v6200h-17227v-3496h501">
          <text:p/>
        </draw:connector>
        <draw:polygon draw:style-name="gr1" draw:text-style-name="P1" draw:id="id8" draw:layer="layout" svg:width="1.696cm" svg:height="1.696cm" draw:transform="rotate (-0.785398163398486) translate (12.3cm 6.922cm)" svg:viewBox="0 0 1697 1697" draw:points="0,-7606 849,-7606 1697,-6758 1697,-5909">
          <draw:glue-point draw:id="4" svg:x="-5cm" svg:y="-2.5cm"/>
          <draw:glue-point draw:id="5" svg:x="-5cm" svg:y="2.5cm"/>
          <text:p/>
        </draw:polygon>
        <draw:connector draw:style-name="gr7" draw:text-style-name="P1" draw:layer="layout" svg:x1="10.1cm" svg:y1="7.501cm" svg:x2="12.3cm" svg:y2="7.522cm" draw:start-shape="id7" draw:start-glue-point="5" draw:end-shape="id8" draw:end-glue-point="4" svg:d="m10100 7501h1100v21h1100">
          <text:p/>
        </draw:connector>
        <draw:frame draw:style-name="gr4" draw:text-style-name="P10" draw:layer="layout" svg:width="2.487cm" svg:height="0.607cm" svg:x="10.04cm" svg:y="7.7cm">
          <draw:text-box>
            <text:p text:style-name="P4"><text:span text:style-name="T7">opcode(10:6)</text:span></text:p>
          </draw:text-box>
        </draw:frame>
        <draw:frame draw:style-name="gr4" draw:text-style-name="P8" draw:layer="layout" svg:width="1.725cm" svg:height="0.607cm" svg:x="10.4cm" svg:y="8.293cm">
          <draw:text-box>
            <text:p text:style-name="P4"><text:span text:style-name="T5">pc(31:2)</text:span></text:p>
          </draw:text-box>
        </draw:frame>
        <draw:connector draw:style-name="gr7" draw:text-style-name="P1" draw:layer="layout" draw:line-skew="-0.444cm" svg:x1="12.9cm" svg:y1="8.122cm" svg:x2="14.788cm" svg:y2="7.6cm" draw:start-shape="id8" draw:start-glue-point="1" draw:end-shape="id3" draw:end-glue-point="4" svg:d="m12900 8122h501v-522h1387">
          <text:p/>
        </draw:connector>
        <draw:polygon draw:style-name="gr1" draw:text-style-name="P1" draw:id="id9" draw:layer="layout" svg:width="1.696cm" svg:height="1.696cm" draw:transform="rotate (-0.785398163398486) translate (12.3cm 9.8cm)" svg:viewBox="0 0 1697 1697" draw:points="0,-3536 849,-3536 1697,-2688 1697,-1839">
          <draw:glue-point draw:id="4" svg:x="-5cm" svg:y="-2.5cm"/>
          <draw:glue-point draw:id="5" svg:x="-5cm" svg:y="2.5cm"/>
          <text:p/>
        </draw:polygon>
        <draw:connector draw:style-name="gr8" draw:text-style-name="P1" draw:layer="layout" svg:x1="10.1cm" svg:y1="9.599cm" svg:x2="12.3cm" svg:y2="10.4cm" draw:start-shape="id7" draw:start-glue-point="4" draw:end-shape="id9" draw:end-glue-point="4" svg:d="m10100 9599h1100v801h1100">
          <text:p/>
        </draw:connector>
        <draw:connector draw:style-name="gr7" draw:text-style-name="P1" draw:layer="layout" draw:line-skew="0.455cm" svg:x1="12.9cm" svg:y1="11cm" svg:x2="14.788cm" svg:y2="8.4cm" draw:start-shape="id9" draw:start-glue-point="1" draw:end-shape="id3" draw:end-glue-point="5" svg:d="m12900 11000h1400v-2600h488">
          <text:p/>
        </draw:connector>
        <draw:custom-shape draw:style-name="gr3" draw:text-style-name="P3" draw:id="id10" draw:layer="layout" svg:width="1.288cm" svg:height="1.6cm" svg:x="9.9cm" svg:y="10.8cm">
          <draw:glue-point draw:id="4" svg:x="-5cm" svg:y="-2.5cm"/>
          <draw:glue-point draw:id="5" svg:x="-5cm" svg:y="2.5cm"/>
          <text:p text:style-name="P2"><text:span text:style-name="T1">Sign</text:span></text:p>
          <text:p text:style-name="P2"><text:span text:style-name="T1">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svg:x1="11.188cm" svg:y1="11.6cm" svg:x2="12.3cm" svg:y2="11.6cm" draw:start-shape="id10" draw:start-glue-point="1" draw:end-shape="id9" draw:end-glue-point="5" svg:d="m11188 11600h1112">
          <text:p/>
        </draw:connector>
        <draw:frame draw:style-name="gr4" draw:text-style-name="P10" draw:layer="layout" svg:width="2.487cm" svg:height="0.607cm" svg:x="7.514cm" svg:y="11.193cm">
          <draw:text-box>
            <text:p text:style-name="P4"><text:span text:style-name="T7">opcode(15:0)</text:span></text:p>
          </draw:text-box>
        </draw:frame>
        <draw:connector draw:style-name="gr8" draw:text-style-name="P1" draw:layer="layout" svg:x1="10.1cm" svg:y1="9.599cm" svg:x2="23.2cm" svg:y2="9.599cm" draw:start-shape="id7" draw:start-glue-point="4" draw:end-shape="id11" draw:end-glue-point="5" svg:d="m10100 9599h13100">
          <text:p/>
        </draw:connector>
        <draw:frame draw:style-name="gr9" draw:text-style-name="P11" draw:layer="layout" svg:width="2.475cm" svg:height="0.69cm" svg:x="26.049cm" svg:y="6.603cm">
          <draw:text-box>
            <text:p text:style-name="P4"><text:span text:style-name="T1">address(31:2)</text:span></text:p>
          </draw:text-box>
        </draw:frame>
        <draw:frame draw:style-name="gr4" draw:text-style-name="P11" draw:layer="layout" svg:width="2.758cm" svg:height="0.607cm" svg:x="26.05cm" svg:y="7.104cm">
          <draw:text-box>
            <text:p text:style-name="P4"><text:span text:style-name="T1">addr_next(31:2)</text:span></text:p>
          </draw:text-box>
        </draw:frame>
        <draw:frame draw:style-name="gr4" draw:text-style-name="P11" draw:layer="layout" svg:width="2.348cm" svg:height="0.607cm" svg:x="26.05cm" svg:y="7.604cm">
          <draw:text-box>
            <text:p text:style-name="P4"><text:span text:style-name="T1">byte_we(3:0)</text:span></text:p>
          </draw:text-box>
        </draw:frame>
        <draw:frame draw:style-name="gr4" draw:text-style-name="P11" draw:layer="layout" svg:width="3.131cm" svg:height="0.607cm" svg:x="26.05cm" svg:y="8.105cm">
          <draw:text-box>
            <text:p text:style-name="P4"><text:span text:style-name="T1">byte_we_next(3:0)</text:span></text:p>
          </draw:text-box>
        </draw:frame>
        <draw:frame draw:style-name="gr4" draw:text-style-name="P11" draw:layer="layout" svg:width="2.775cm" svg:height="0.607cm" svg:x="26.051cm" svg:y="8.606cm">
          <draw:text-box>
            <text:p text:style-name="P4"><text:span text:style-name="T1">data_read(31:0)</text:span></text:p>
          </draw:text-box>
        </draw:frame>
        <draw:frame draw:style-name="gr4" draw:text-style-name="P11" draw:layer="layout" svg:width="2.365cm" svg:height="0.607cm" svg:x="26.052cm" svg:y="9.107cm">
          <draw:text-box>
            <text:p text:style-name="P4"><text:span text:style-name="T1">data_w(31:0)</text:span></text:p>
          </draw:text-box>
        </draw:frame>
        <draw:frame draw:style-name="gr4" draw:text-style-name="P10" draw:layer="layout" svg:width="2.487cm" svg:height="0.607cm" svg:x="26.053cm" svg:y="9.608cm">
          <draw:text-box>
            <text:p text:style-name="P4"><text:span text:style-name="T7">opcode(31:0)</text:span></text:p>
          </draw:text-box>
        </draw:frame>
        <draw:connector draw:style-name="gr8" draw:text-style-name="P1" draw:layer="layout" draw:line-skew="0cm -2.775cm" svg:x1="20.3cm" svg:y1="6.401cm" svg:x2="29.2cm" svg:y2="8.783cm" draw:start-shape="id5" draw:start-glue-point="5" draw:end-shape="id11" draw:end-glue-point="10" svg:d="m20300 6401h-525v-4301h9950v6683h-525">
          <text:p/>
        </draw:connector>
        <draw:frame draw:style-name="gr4" draw:text-style-name="P11" draw:layer="layout" svg:width="0.947cm" svg:height="0.607cm" svg:x="13.451cm" svg:y="7.103cm">
          <draw:text-box>
            <text:p text:style-name="P4"><text:span text:style-name="T1">4:0</text:span></text:p>
          </draw:text-box>
        </draw:frame>
        <draw:frame draw:style-name="gr4" draw:text-style-name="P11" draw:layer="layout" svg:width="2.809cm" svg:height="0.607cm" svg:x="23.052cm" svg:y="9.307cm">
          <draw:text-box>
            <text:p text:style-name="P4"><text:span text:style-name="T1">data_write(31:0)</text:span></text:p>
          </draw:text-box>
        </draw:frame>
        <draw:frame draw:style-name="gr4" draw:text-style-name="P11" draw:layer="layout" svg:width="2.902cm" svg:height="0.607cm" svg:x="23.053cm" svg:y="8.608cm">
          <draw:text-box>
            <text:p text:style-name="P4"><text:span text:style-name="T1">address_in(31:0)</text:span></text:p>
          </draw:text-box>
        </draw:frame>
        <draw:frame draw:style-name="gr4" draw:text-style-name="P11" draw:layer="layout" svg:width="2.991cm" svg:height="0.607cm" svg:x="23.053cm" svg:y="7.709cm">
          <draw:text-box>
            <text:p text:style-name="P4"><text:span text:style-name="T1">address_pc(31:0)</text:span></text:p>
          </draw:text-box>
        </draw:frame>
        <draw:connector draw:style-name="gr10" draw:text-style-name="P1" draw:layer="layout" draw:line-skew="-0.375cm" svg:x1="23.1cm" svg:y1="3.8cm" svg:x2="23.2cm" svg:y2="8.899cm" draw:start-shape="id12" draw:start-glue-point="3" draw:end-shape="id11" draw:end-glue-point="13" svg:d="m23100 3800h-900v5099h1000">
          <text:p/>
        </draw:connector>
        <draw:frame draw:style-name="gr4" draw:text-style-name="P11" draw:layer="layout" svg:width="2.242cm" svg:height="0.607cm" svg:x="23.153cm" svg:y="6.908cm">
          <draw:text-box>
            <text:p text:style-name="P4"><text:span text:style-name="T1">data_r(31:0)</text:span></text:p>
          </draw:text-box>
        </draw:frame>
        <draw:custom-shape draw:style-name="gr2" draw:text-style-name="P3" draw:id="id12" draw:layer="layout" svg:width="4.9cm" svg:height="2.4cm" svg:x="23.1cm" svg:y="2.6cm">
          <draw:glue-point draw:id="4" svg:x="-5cm" svg:y="-2.5cm"/>
          <draw:glue-point draw:id="5" svg:x="-5cm" svg:y="2.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draw:line-skew="-1.45cm" svg:x1="18.2cm" svg:y1="5.9cm" svg:x2="23.1cm" svg:y2="3.8cm" draw:start-shape="id4" draw:start-glue-point="1" draw:end-shape="id12" draw:end-glue-point="3" svg:d="m18200 5900h1000v-2100h3900">
          <text:p/>
        </draw:connector>
        <draw:frame draw:style-name="gr4" draw:text-style-name="P11" draw:layer="layout" svg:width="2.437cm" svg:height="0.607cm" svg:x="22.963cm" svg:y="3.493cm">
          <draw:text-box>
            <text:p text:style-name="P4"><text:span text:style-name="T1">pc_new(31:2)</text:span></text:p>
          </draw:text-box>
        </draw:frame>
        <draw:frame draw:style-name="gr4" draw:text-style-name="P10" draw:layer="layout" svg:width="2.487cm" svg:height="0.607cm" svg:x="22.964cm" svg:y="2.894cm">
          <draw:text-box>
            <text:p text:style-name="P4"><text:span text:style-name="T7">opcode(25:0)</text:span></text:p>
          </draw:text-box>
        </draw:frame>
        <draw:frame draw:style-name="gr4" draw:text-style-name="P8" draw:layer="layout" svg:width="1.725cm" svg:height="0.607cm" svg:x="26.451cm" svg:y="2.903cm">
          <draw:text-box>
            <text:p text:style-name="P4"><text:span text:style-name="T5">pc(31:2)</text:span></text:p>
          </draw:text-box>
        </draw:frame>
        <draw:frame draw:style-name="gr4" draw:text-style-name="P11" draw:layer="layout" svg:width="2.458cm" svg:height="0.607cm" svg:x="25.652cm" svg:y="3.504cm">
          <draw:text-box>
            <text:p text:style-name="P4"><text:span text:style-name="T1">pc_next(31:2)</text:span></text:p>
          </draw:text-box>
        </draw:frame>
        <draw:connector draw:style-name="gr10" draw:text-style-name="P1" draw:layer="layout" draw:line-skew="0cm -0.4cm -0.175cm" svg:x1="28cm" svg:y1="3.8cm" svg:x2="23.2cm" svg:y2="8.001cm" draw:start-shape="id12" draw:start-glue-point="1" draw:end-shape="id11" draw:end-glue-point="14" svg:d="m28000 3800h525v1500h-6025v2701h700">
          <text:p/>
        </draw:connector>
        <draw:frame draw:style-name="gr4" draw:text-style-name="P9" draw:layer="layout" svg:width="2.09cm" svg:height="0.607cm" svg:x="26.052cm" svg:y="4.204cm">
          <draw:text-box>
            <text:p text:style-name="P4"><text:span text:style-name="T6">pc+4(31:2)</text:span></text:p>
          </draw:text-box>
        </draw:frame>
        <draw:frame draw:style-name="gr4" draw:text-style-name="P10" draw:layer="layout" svg:width="2.648cm" svg:height="0.607cm" svg:x="2.5cm" svg:y="8.8cm">
          <draw:text-box>
            <text:p text:style-name="P4"><text:span text:style-name="T7">opcode(15:11)</text:span></text:p>
          </draw:text-box>
        </draw:frame>
        <draw:frame draw:style-name="gr4" draw:text-style-name="P10" draw:layer="layout" svg:width="2.665cm" svg:height="0.607cm" svg:x="2.501cm" svg:y="7.801cm">
          <draw:text-box>
            <text:p text:style-name="P4"><text:span text:style-name="T7">opcode(20:16)</text:span></text:p>
          </draw:text-box>
        </draw:frame>
        <draw:frame draw:style-name="gr4" draw:text-style-name="P10" draw:layer="layout" svg:width="2.665cm" svg:height="0.607cm" svg:x="2.501cm" svg:y="6.901cm">
          <draw:text-box>
            <text:p text:style-name="P4"><text:span text:style-name="T7">opcode(25:21)</text:span></text:p>
          </draw:text-box>
        </draw:frame>
        <draw:frame draw:style-name="gr4" draw:text-style-name="P13" draw:layer="layout" svg:width="3.355cm" svg:height="0.725cm" svg:x="5.6cm" svg:y="5.9cm">
          <draw:text-box>
            <text:p text:style-name="P12"><text:span text:style-name="T8">Register Bank</text:span></text:p>
          </draw:text-box>
        </draw:frame>
        <draw:frame draw:style-name="gr4" draw:text-style-name="P13" draw:layer="layout" svg:width="3.355cm" svg:height="0.725cm" svg:x="5.601cm" svg:y="5.901cm">
          <draw:text-box>
            <text:p text:style-name="P12"><text:span text:style-name="T8">Register Bank</text:span></text:p>
          </draw:text-box>
        </draw:frame>
        <draw:frame draw:style-name="gr4" draw:text-style-name="P13" draw:layer="layout" svg:width="4.27cm" svg:height="0.725cm" svg:x="24.301cm" svg:y="10.501cm">
          <draw:text-box>
            <text:p text:style-name="P12"><text:span text:style-name="T8">Memory Controller</text:span></text:p>
          </draw:text-box>
        </draw:frame>
        <draw:line draw:style-name="gr11" draw:text-style-name="P1" draw:layer="layout" svg:x1="29.2cm" svg:y1="7cm" svg:x2="31.1cm" svg:y2="7cm">
          <text:p/>
        </draw:line>
        <draw:line draw:style-name="gr11" draw:text-style-name="P1" draw:layer="layout" svg:x1="29.2cm" svg:y1="7.5cm" svg:x2="31.1cm" svg:y2="7.5cm">
          <text:p/>
        </draw:line>
        <draw:line draw:style-name="gr11" draw:text-style-name="P1" draw:layer="layout" svg:x1="29.2cm" svg:y1="7.9cm" svg:x2="31.1cm" svg:y2="7.9cm">
          <text:p/>
        </draw:line>
        <draw:line draw:style-name="gr11" draw:text-style-name="P1" draw:layer="layout" svg:x1="29.2cm" svg:y1="8.3cm" svg:x2="31.1cm" svg:y2="8.3cm">
          <text:p/>
        </draw:line>
        <draw:line draw:style-name="gr11" draw:text-style-name="P1" draw:layer="layout" svg:x1="29.2cm" svg:y1="9.3cm" svg:x2="31.1cm" svg:y2="9.3cm">
          <text:p/>
        </draw:line>
        <draw:connector draw:style-name="gr12" draw:text-style-name="P1" draw:layer="layout" svg:x1="31.253cm" svg:y1="5.816cm" svg:x2="23.2cm" svg:y2="7.201cm" draw:start-shape="id13" draw:start-glue-point="3" draw:end-shape="id11" draw:end-glue-point="4" svg:d="m31253 5816h-8578v1385h525">
          <text:p/>
        </draw:connector>
        <draw:frame draw:style-name="gr4" draw:text-style-name="P14" draw:id="id13" draw:layer="layout" svg:width="2.31cm" svg:height="0.607cm" svg:x="31.253cm" svg:y="5.513cm">
          <draw:text-box>
            <text:p text:style-name="P4"><text:span text:style-name="T9">data_r(31:0)</text:span></text:p>
          </draw:text-box>
        </draw:frame>
        <draw:frame draw:style-name="gr9" draw:text-style-name="P14" draw:layer="layout" svg:width="2.65cm" svg:height="0.69cm" svg:x="31.25cm" svg:y="6.603cm">
          <draw:text-box>
            <text:p text:style-name="P4"><text:span text:style-name="T9">address(31:2)</text:span></text:p>
          </draw:text-box>
        </draw:frame>
        <draw:frame draw:style-name="gr4" draw:text-style-name="P14" draw:layer="layout" svg:width="2.877cm" svg:height="0.607cm" svg:x="31.25cm" svg:y="7.105cm">
          <draw:text-box>
            <text:p text:style-name="P4"><text:span text:style-name="T9">addr_next(31:2)</text:span></text:p>
          </draw:text-box>
        </draw:frame>
        <draw:frame draw:style-name="gr4" draw:text-style-name="P14" draw:layer="layout" svg:width="2.432cm" svg:height="0.607cm" svg:x="31.25cm" svg:y="7.605cm">
          <draw:text-box>
            <text:p text:style-name="P4"><text:span text:style-name="T9">byte_we(3:0)</text:span></text:p>
          </draw:text-box>
        </draw:frame>
        <draw:frame draw:style-name="gr4" draw:text-style-name="P14" draw:layer="layout" svg:width="3.266cm" svg:height="0.607cm" svg:x="31.251cm" svg:y="8.106cm">
          <draw:text-box>
            <text:p text:style-name="P4"><text:span text:style-name="T9">byte_we_next(3:0)</text:span></text:p>
          </draw:text-box>
        </draw:frame>
        <draw:frame draw:style-name="gr4" draw:text-style-name="P14" draw:layer="layout" svg:width="2.432cm" svg:height="0.607cm" svg:x="31.253cm" svg:y="9.108cm">
          <draw:text-box>
            <text:p text:style-name="P4"><text:span text:style-name="T9">data_w(31:0)</text:span></text:p>
          </draw:text-box>
        </draw:frame>
        <draw:connector draw:style-name="gr13" draw:text-style-name="P1" draw:layer="layout" draw:line-skew="-2.225cm 2.425cm 0.025cm" svg:x1="15.988cm" svg:y1="8cm" svg:x2="17cm" svg:y2="6.3cm" draw:start-shape="id3" draw:start-glue-point="1" draw:end-shape="id4" draw:end-glue-point="5" svg:d="m15988 8000h512v-1000 0-700h500">
          <text:p/>
        </draw:connector>
      </draw:page>
      <draw:page draw:name="page2" draw:style-name="dp1" draw:master-page-name="Default">
        <draw:polygon draw:style-name="gr1" draw:text-style-name="P1" draw:id="id14" draw:layer="layout" svg:width="2.799cm" svg:height="0.999cm" draw:transform="rotate (-1.57079632679579) translate (12.9879999999982cm 1.79999999999822cm)" svg:viewBox="0 0 2800 1000" draw:points="400,-24976 1000,-24976 1400,-25376 1800,-24976 2400,-24976 2700,-24976 2800,-24976 1800,-25976 1000,-25976 0,-24976">
          <draw:glue-point draw:id="4" svg:x="-5cm" svg:y="-2.857cm"/>
          <draw:glue-point draw:id="5" svg:x="-5cm" svg:y="3.214cm"/>
          <draw:glue-point draw:id="6" svg:x="1cm" svg:y="2.857cm"/>
          <text:p/>
        </draw:polygon>
        <draw:custom-shape draw:style-name="gr2" draw:text-style-name="P1" draw:id="id19" draw:layer="layout" svg:width="5.1cm" svg:height="3.9cm" svg:x="5cm" svg:y="6.7cm">
          <draw:glue-point draw:id="4" svg:x="5cm" svg:y="2.692cm"/>
          <draw:glue-point draw:id="5" svg:x="5cm" svg:y="-2.692cm"/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id="id15" draw:layer="layout" svg:width="1.2cm" svg:height="1.6cm" svg:x="11.888cm" svg:y="5.1cm">
          <draw:glue-point draw:id="4" svg:x="-5cm" svg:y="-2.5cm"/>
          <draw:glue-point draw:id="5" svg:x="-5cm" svg:y="2.5cm"/>
          <text:p text:style-name="P2"><text:span text:style-name="T1">Mul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id="id16" draw:layer="layout" svg:width="1.2cm" svg:height="1.6cm" svg:x="11.888cm" svg:y="7.2cm">
          <draw:glue-point draw:id="4" svg:x="-5cm" svg:y="-2.5cm"/>
          <draw:glue-point draw:id="5" svg:x="-5cm" svg:y="2.5cm"/>
          <text:p text:style-name="P2"><text:span text:style-name="T1">Shift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504cm" svg:height="0.607cm" svg:x="5cm" svg:y="8.9cm">
          <draw:text-box>
            <text:p text:style-name="P4"><text:span text:style-name="T2">rd_index[5:0]</text:span></text:p>
          </draw:text-box>
        </draw:frame>
        <draw:frame draw:style-name="gr4" draw:text-style-name="P5" draw:id="id18" draw:layer="layout" svg:width="2.682cm" svg:height="0.607cm" svg:x="5cm" svg:y="9.701cm">
          <draw:text-box>
            <text:p text:style-name="P4"><text:span text:style-name="T2">reg_dest[31:0]</text:span></text:p>
          </draw:text-box>
        </draw:frame>
        <draw:frame draw:style-name="gr4" draw:text-style-name="P6" draw:layer="layout" svg:width="2.487cm" svg:height="0.607cm" svg:x="5cm" svg:y="7.001cm">
          <draw:text-box>
            <text:p text:style-name="P4"><text:span text:style-name="T3">rs_index[5:0]</text:span></text:p>
          </draw:text-box>
        </draw:frame>
        <draw:frame draw:style-name="gr4" draw:text-style-name="P7" draw:layer="layout" svg:width="2.415cm" svg:height="0.607cm" svg:x="5cm" svg:y="7.801cm">
          <draw:text-box>
            <text:p text:style-name="P4"><text:span text:style-name="T4">rt_index[5:0]</text:span></text:p>
          </draw:text-box>
        </draw:frame>
        <draw:frame draw:style-name="gr5" draw:text-style-name="P6" draw:layer="layout" svg:width="3.1cm" svg:height="0.607cm" svg:x="7.2cm" svg:y="7.328cm">
          <draw:text-box>
            <text:p text:style-name="P4"><text:span text:style-name="T3">reg_source[31:0]</text:span></text:p>
          </draw:text-box>
        </draw:frame>
        <draw:frame draw:style-name="gr4" draw:text-style-name="P7" draw:layer="layout" svg:width="2.911cm" svg:height="0.607cm" svg:x="7.352cm" svg:y="9.374cm">
          <draw:text-box>
            <text:p text:style-name="P4"><text:span text:style-name="T4">reg_target[31:0]</text:span></text:p>
          </draw:text-box>
        </draw:frame>
        <draw:connector draw:style-name="gr6" draw:text-style-name="P1" draw:layer="layout" draw:line-skew="-0.363cm" svg:x1="11.988cm" svg:y1="4.099cm" svg:x2="11.888cm" svg:y2="6.3cm" draw:start-shape="id14" draw:start-glue-point="5" draw:end-shape="id15" draw:end-glue-point="5" svg:d="m11988 4099h-988v2201h888">
          <text:p/>
        </draw:connector>
        <draw:connector draw:style-name="gr6" draw:text-style-name="P1" draw:layer="layout" draw:line-skew="-0.363cm" svg:x1="11.888cm" svg:y1="6.3cm" svg:x2="11.888cm" svg:y2="8.4cm" draw:start-shape="id15" draw:start-glue-point="5" draw:end-shape="id16" draw:end-glue-point="5" svg:d="m11888 6300h-888v2100h888">
          <text:p/>
        </draw:connector>
        <draw:connector draw:style-name="gr7" draw:text-style-name="P1" draw:layer="layout" svg:x1="11.988cm" svg:y1="2.401cm" svg:x2="11.888cm" svg:y2="5.5cm" draw:start-shape="id14" draw:start-glue-point="4" draw:end-shape="id15" draw:end-glue-point="4" svg:d="m11988 2401h-625v3099h525">
          <text:p/>
        </draw:connector>
        <draw:connector draw:style-name="gr7" draw:text-style-name="P1" draw:layer="layout" svg:x1="11.888cm" svg:y1="5.5cm" svg:x2="11.888cm" svg:y2="7.6cm" draw:start-shape="id15" draw:start-glue-point="4" draw:end-shape="id16" draw:end-glue-point="4" svg:d="m11888 5500h-525v2100h525">
          <text:p/>
        </draw:connector>
        <draw:custom-shape draw:style-name="gr3" draw:text-style-name="P3" draw:id="id17" draw:layer="layout" svg:width="1.2cm" svg:height="1.6cm" svg:x="14.1cm" svg:y="5.1cm">
          <draw:glue-point draw:id="4" svg:x="-5cm" svg:y="-2.5cm"/>
          <draw:glue-point draw:id="5" svg:x="-5cm" svg:y="2.5cm"/>
          <text:p text:style-name="P2"><text:span text:style-name="T1">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svg:x1="12.988cm" svg:y1="3.2cm" svg:x2="14.1cm" svg:y2="5.5cm" draw:start-shape="id14" draw:start-glue-point="1" draw:end-shape="id17" draw:end-glue-point="4" svg:d="m12988 3200h556v2300h556">
          <text:p/>
        </draw:connector>
        <draw:connector draw:style-name="gr8" draw:text-style-name="P1" draw:layer="layout" svg:x1="13.088cm" svg:y1="5.9cm" svg:x2="14.1cm" svg:y2="5.9cm" draw:start-shape="id15" draw:start-glue-point="1" draw:end-shape="id17" draw:end-glue-point="3" svg:d="m13088 5900h1012">
          <text:p/>
        </draw:connector>
        <draw:connector draw:style-name="gr8" draw:text-style-name="P1" draw:layer="layout" draw:line-skew="0cm 3.087cm" svg:x1="15.3cm" svg:y1="5.9cm" svg:x2="5cm" svg:y2="10.004cm" draw:start-shape="id17" draw:start-glue-point="1" draw:end-shape="id18" draw:end-glue-point="3" svg:d="m15300 5900h525v5400h-11326v-1296h501">
          <text:p/>
        </draw:connector>
        <draw:connector draw:style-name="gr7" draw:text-style-name="P1" draw:layer="layout" svg:x1="10.1cm" svg:y1="7.601cm" svg:x2="11.888cm" svg:y2="7.6cm" draw:start-shape="id19" draw:start-glue-point="5" draw:end-shape="id16" draw:end-glue-point="4" svg:d="m10100 7601h894v-1h894">
          <text:p/>
        </draw:connector>
        <draw:connector draw:style-name="gr7" draw:text-style-name="P1" draw:layer="layout" svg:x1="10.1cm" svg:y1="9.699cm" svg:x2="11.888cm" svg:y2="8.4cm" draw:start-shape="id19" draw:start-glue-point="4" draw:end-shape="id16" draw:end-glue-point="5" svg:d="m10100 9699h894v-1299h894">
          <text:p/>
        </draw:connector>
        <draw:frame draw:style-name="gr4" draw:text-style-name="P10" draw:layer="layout" svg:width="2.648cm" svg:height="0.607cm" svg:x="2.5cm" svg:y="8.9cm">
          <draw:text-box>
            <text:p text:style-name="P4"><text:span text:style-name="T7">opcode(15:11)</text:span></text:p>
          </draw:text-box>
        </draw:frame>
        <draw:frame draw:style-name="gr4" draw:text-style-name="P10" draw:layer="layout" svg:width="2.665cm" svg:height="0.607cm" svg:x="2.501cm" svg:y="7.901cm">
          <draw:text-box>
            <text:p text:style-name="P4"><text:span text:style-name="T7">opcode(20:16)</text:span></text:p>
          </draw:text-box>
        </draw:frame>
        <draw:frame draw:style-name="gr4" draw:text-style-name="P10" draw:layer="layout" svg:width="2.665cm" svg:height="0.607cm" svg:x="2.501cm" svg:y="7.001cm">
          <draw:text-box>
            <text:p text:style-name="P4"><text:span text:style-name="T7">opcode(25:21)</text:span></text:p>
          </draw:text-box>
        </draw:frame>
        <draw:frame draw:style-name="gr4" draw:text-style-name="P13" draw:layer="layout" svg:width="3.355cm" svg:height="0.725cm" svg:x="5.6cm" svg:y="6cm">
          <draw:text-box>
            <text:p text:style-name="P12"><text:span text:style-name="T8">Register Bank</text:span></text:p>
          </draw:text-box>
        </draw:frame>
        <draw:frame draw:style-name="gr4" draw:text-style-name="P13" draw:layer="layout" svg:width="3.355cm" svg:height="0.725cm" svg:x="5.601cm" svg:y="6.001cm">
          <draw:text-box>
            <text:p text:style-name="P12"><text:span text:style-name="T8">Register Bank</text:span></text:p>
          </draw:text-box>
        </draw:frame>
        <draw:connector draw:style-name="gr13" draw:text-style-name="P1" draw:layer="layout" draw:line-skew="-2.225cm 1.725cm" svg:x1="13.088cm" svg:y1="8cm" svg:x2="14.1cm" svg:y2="6.3cm" draw:start-shape="id16" draw:start-glue-point="1" draw:end-shape="id17" draw:end-glue-point="5" svg:d="m13088 8000h512v-1700h-25v0h525">
          <text:p/>
        </draw:connector>
      </draw:page>
      <draw:page draw:name="page3" draw:style-name="dp1" draw:master-page-name="Default">
        <draw:polygon draw:style-name="gr1" draw:text-style-name="P1" draw:id="id20" draw:layer="layout" svg:width="2.799cm" svg:height="0.999cm" draw:transform="rotate (-1.57079632679579) translate (18.1879999999982cm 2.40399999999822cm)" svg:viewBox="0 0 2800 1000" draw:points="400,-35376 1000,-35376 1400,-35776 1800,-35376 2400,-35376 2700,-35376 2800,-35376 1800,-36376 1000,-36376 0,-35376">
          <draw:glue-point draw:id="4" svg:x="-5cm" svg:y="-2.857cm"/>
          <draw:glue-point draw:id="5" svg:x="-5cm" svg:y="3.214cm"/>
          <draw:glue-point draw:id="6" svg:x="1cm" svg:y="2.857cm"/>
          <text:p/>
        </draw:polygon>
        <draw:custom-shape draw:style-name="gr2" draw:text-style-name="P1" draw:id="id23" draw:layer="layout" svg:width="5.1cm" svg:height="3.9cm" svg:x="8.9cm" svg:y="4.3cm">
          <draw:glue-point draw:id="4" svg:x="5cm" svg:y="2.692cm"/>
          <draw:glue-point draw:id="5" svg:x="5cm" svg:y="-2.692cm"/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504cm" svg:height="0.607cm" svg:x="8.9cm" svg:y="6.5cm">
          <draw:text-box>
            <text:p><text:span text:style-name="T2">rd_index[5:0]</text:span></text:p>
          </draw:text-box>
        </draw:frame>
        <draw:frame draw:style-name="gr4" draw:text-style-name="P5" draw:id="id22" draw:layer="layout" svg:width="2.682cm" svg:height="0.607cm" svg:x="8.9cm" svg:y="7.301cm">
          <draw:text-box>
            <text:p><text:span text:style-name="T2">reg_dest[31:0]</text:span></text:p>
          </draw:text-box>
        </draw:frame>
        <draw:frame draw:style-name="gr4" draw:text-style-name="P6" draw:layer="layout" svg:width="2.487cm" svg:height="0.607cm" svg:x="8.9cm" svg:y="4.601cm">
          <draw:text-box>
            <text:p><text:span text:style-name="T3">rs_index[5:0]</text:span></text:p>
          </draw:text-box>
        </draw:frame>
        <draw:frame draw:style-name="gr4" draw:text-style-name="P7" draw:layer="layout" svg:width="2.415cm" svg:height="0.607cm" svg:x="8.9cm" svg:y="5.401cm">
          <draw:text-box>
            <text:p><text:span text:style-name="T4">rt_index[5:0]</text:span></text:p>
          </draw:text-box>
        </draw:frame>
        <draw:frame draw:style-name="gr5" draw:text-style-name="P6" draw:layer="layout" svg:width="3.1cm" svg:height="0.607cm" svg:x="11.1cm" svg:y="4.828cm">
          <draw:text-box>
            <text:p><text:span text:style-name="T3">reg_source[31:0]</text:span></text:p>
          </draw:text-box>
        </draw:frame>
        <draw:frame draw:style-name="gr4" draw:text-style-name="P7" draw:layer="layout" svg:width="2.911cm" svg:height="0.607cm" svg:x="11.252cm" svg:y="6.974cm">
          <draw:text-box>
            <text:p><text:span text:style-name="T4">reg_target[31:0]</text:span></text:p>
          </draw:text-box>
        </draw:frame>
        <draw:polygon draw:style-name="gr1" draw:text-style-name="P1" draw:id="id21" draw:layer="layout" svg:width="2.544cm" svg:height="2.547cm" draw:transform="skewX (0.000523598775598172) rotate (-0.78452549877249) translate (19.3cm 5.4cm)" svg:viewBox="0 0 2545 2548" draw:points="0,-19627 1273,-19626 2545,-18352 2545,-17079">
          <draw:glue-point draw:id="4" svg:x="-5cm" svg:y="-3.611cm"/>
          <draw:glue-point draw:id="5" svg:x="-5cm" svg:y="-2.222cm"/>
          <draw:glue-point draw:id="6" svg:x="-5cm" svg:y="-0.555cm"/>
          <draw:glue-point draw:id="7" svg:x="-5cm" svg:y="0.833cm"/>
          <draw:glue-point draw:id="8" svg:x="-5cm" svg:y="2.222cm"/>
          <draw:glue-point draw:id="9" svg:x="-5cm" svg:y="3.611cm"/>
          <text:p/>
        </draw:polygon>
        <draw:frame draw:style-name="gr4" draw:text-style-name="P8" draw:layer="layout" svg:width="1.725cm" svg:height="0.607cm" svg:x="17.15cm" svg:y="6.602cm">
          <draw:text-box>
            <text:p><text:span text:style-name="T5">pc(31:2)</text:span></text:p>
          </draw:text-box>
        </draw:frame>
        <draw:frame draw:style-name="gr4" draw:text-style-name="P9" draw:layer="layout" svg:width="2.09cm" svg:height="0.607cm" svg:x="17.151cm" svg:y="7.203cm">
          <draw:text-box>
            <text:p><text:span text:style-name="T6">pc+4(31:2)</text:span></text:p>
          </draw:text-box>
        </draw:frame>
        <draw:frame draw:style-name="gr4" draw:text-style-name="P10" draw:layer="layout" svg:width="2.487cm" svg:height="0.607cm" svg:x="16.951cm" svg:y="7.703cm">
          <draw:text-box>
            <text:p><text:span text:style-name="T7">opcode(15:0)</text:span></text:p>
          </draw:text-box>
        </draw:frame>
        <draw:connector draw:style-name="gr8" draw:text-style-name="P1" draw:layer="layout" svg:x1="18.188cm" svg:y1="3.804cm" svg:x2="19.3cm" svg:y2="5.901cm" draw:start-shape="id20" draw:start-glue-point="1" draw:end-shape="id21" draw:end-glue-point="4" svg:d="m18188 3804h556v2097h556">
          <text:p/>
        </draw:connector>
        <draw:custom-shape draw:style-name="gr2" draw:text-style-name="P1" draw:id="id27" draw:layer="layout" svg:width="6cm" svg:height="4.1cm" svg:x="22.2cm" svg:y="6.4cm">
          <draw:glue-point draw:id="4" svg:x="-5cm" svg:y="-3.048cm"/>
          <draw:glue-point draw:id="5" svg:x="-5cm" svg:y="2.804cm"/>
          <draw:glue-point draw:id="6" svg:x="5cm" svg:y="-3.604cm"/>
          <draw:glue-point draw:id="7" svg:x="5cm" svg:y="-2.674cm"/>
          <draw:glue-point draw:id="8" svg:x="5cm" svg:y="-1.744cm"/>
          <draw:glue-point draw:id="9" svg:x="5cm" svg:y="-0.348cm"/>
          <draw:glue-point draw:id="10" svg:x="5cm" svg:y="0.813cm"/>
          <draw:glue-point draw:id="11" svg:x="5cm" svg:y="1.976cm"/>
          <draw:glue-point draw:id="12" svg:x="5cm" svg:y="3.372cm"/>
          <draw:glue-point draw:id="13" svg:x="-5cm" svg:y="1.097cm"/>
          <draw:glue-point draw:id="14" svg:x="-5cm" svg:y="-1.097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line-skew="0cm 1.074cm" svg:x1="20.2cm" svg:y1="7.2cm" svg:x2="8.9cm" svg:y2="7.604cm" draw:start-shape="id21" draw:start-glue-point="1" draw:end-shape="id22" draw:end-glue-point="3" svg:d="m20200 7200h526v3400h-12327v-2996h501">
          <text:p/>
        </draw:connector>
        <draw:frame draw:style-name="gr14" draw:text-style-name="P8" draw:id="id29" draw:layer="layout" svg:width="1.725cm" svg:height="0.607cm" svg:x="13.575cm" svg:y="2.726cm">
          <draw:text-box>
            <text:p><text:span text:style-name="T5">pc(31:2)</text:span></text:p>
          </draw:text-box>
        </draw:frame>
        <draw:polygon draw:style-name="gr1" draw:text-style-name="P1" draw:id="id24" draw:layer="layout" svg:width="1.696cm" svg:height="1.696cm" draw:transform="rotate (-0.785398163398486) translate (15.5cm 7.5cm)" svg:viewBox="0 0 1697 1697" draw:points="0,-11314 849,-11314 1697,-10466 1697,-9617">
          <draw:glue-point draw:id="4" svg:x="-5cm" svg:y="-2.5cm"/>
          <draw:glue-point draw:id="5" svg:x="-5cm" svg:y="2.5cm"/>
          <text:p/>
        </draw:polygon>
        <draw:connector draw:style-name="gr8" draw:text-style-name="P1" draw:layer="layout" svg:x1="14cm" svg:y1="7.299cm" svg:x2="15.5cm" svg:y2="8.1cm" draw:start-shape="id23" draw:start-glue-point="4" draw:end-shape="id24" draw:end-glue-point="4" svg:d="m14000 7299h750v801h750">
          <text:p/>
        </draw:connector>
        <draw:custom-shape draw:style-name="gr3" draw:text-style-name="P3" draw:id="id25" draw:layer="layout" svg:width="1.288cm" svg:height="1.6cm" svg:x="13.2cm" svg:y="8.5cm">
          <draw:glue-point draw:id="4" svg:x="-5cm" svg:y="-2.5cm"/>
          <draw:glue-point draw:id="5" svg:x="-5cm" svg:y="2.5cm"/>
          <text:p text:style-name="P1"><text:span text:style-name="T1">Sign</text:span></text:p>
          <text:p text:style-name="P1"><text:span text:style-name="T1">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svg:x1="14.488cm" svg:y1="9.3cm" svg:x2="15.5cm" svg:y2="9.3cm" draw:start-shape="id25" draw:start-glue-point="1" draw:end-shape="id24" draw:end-glue-point="5" svg:d="m14488 9300h1012">
          <text:p/>
        </draw:connector>
        <draw:frame draw:style-name="gr4" draw:text-style-name="P10" draw:layer="layout" svg:width="2.487cm" svg:height="0.607cm" svg:x="10.613cm" svg:y="9cm">
          <draw:text-box>
            <text:p><text:span text:style-name="T7">opcode(15:0)</text:span></text:p>
          </draw:text-box>
        </draw:frame>
        <draw:frame draw:style-name="gr9" draw:text-style-name="P11" draw:layer="layout" svg:width="2.475cm" svg:height="0.69cm" svg:x="25.049cm" svg:y="6.603cm">
          <draw:text-box>
            <text:p><text:span text:style-name="T1">address(31:2)</text:span></text:p>
          </draw:text-box>
        </draw:frame>
        <draw:frame draw:style-name="gr4" draw:text-style-name="P11" draw:layer="layout" svg:width="2.758cm" svg:height="0.607cm" svg:x="25.05cm" svg:y="7.104cm">
          <draw:text-box>
            <text:p><text:span text:style-name="T1">addr_next(31:2)</text:span></text:p>
          </draw:text-box>
        </draw:frame>
        <draw:frame draw:style-name="gr4" draw:text-style-name="P11" draw:layer="layout" svg:width="2.348cm" svg:height="0.607cm" svg:x="25.05cm" svg:y="7.604cm">
          <draw:text-box>
            <text:p><text:span text:style-name="T1">byte_we(3:0)</text:span></text:p>
          </draw:text-box>
        </draw:frame>
        <draw:frame draw:style-name="gr4" draw:text-style-name="P11" draw:layer="layout" svg:width="3.131cm" svg:height="0.607cm" svg:x="25.05cm" svg:y="8.105cm">
          <draw:text-box>
            <text:p><text:span text:style-name="T1">byte_we_next(3:0)</text:span></text:p>
          </draw:text-box>
        </draw:frame>
        <draw:frame draw:style-name="gr4" draw:text-style-name="P11" draw:layer="layout" svg:width="2.775cm" svg:height="0.607cm" svg:x="25.051cm" svg:y="8.606cm">
          <draw:text-box>
            <text:p><text:span text:style-name="T1">data_read(31:0)</text:span></text:p>
          </draw:text-box>
        </draw:frame>
        <draw:frame draw:style-name="gr4" draw:text-style-name="P11" draw:layer="layout" svg:width="2.365cm" svg:height="0.607cm" svg:x="25.052cm" svg:y="9.107cm">
          <draw:text-box>
            <text:p><text:span text:style-name="T1">data_w(31:0)</text:span></text:p>
          </draw:text-box>
        </draw:frame>
        <draw:frame draw:style-name="gr4" draw:text-style-name="P10" draw:layer="layout" svg:width="2.487cm" svg:height="0.607cm" svg:x="25.053cm" svg:y="9.608cm">
          <draw:text-box>
            <text:p><text:span text:style-name="T7">opcode(31:0)</text:span></text:p>
          </draw:text-box>
        </draw:frame>
        <draw:frame draw:style-name="gr4" draw:text-style-name="P11" draw:layer="layout" svg:width="2.809cm" svg:height="0.607cm" svg:x="22.052cm" svg:y="9.307cm">
          <draw:text-box>
            <text:p><text:span text:style-name="T1">data_write(31:0)</text:span></text:p>
          </draw:text-box>
        </draw:frame>
        <draw:frame draw:style-name="gr4" draw:text-style-name="P11" draw:layer="layout" svg:width="2.902cm" svg:height="0.607cm" svg:x="22.053cm" svg:y="8.608cm">
          <draw:text-box>
            <text:p><text:span text:style-name="T1">address_in(31:0)</text:span></text:p>
          </draw:text-box>
        </draw:frame>
        <draw:frame draw:style-name="gr4" draw:text-style-name="P11" draw:layer="layout" svg:width="2.991cm" svg:height="0.607cm" svg:x="22.053cm" svg:y="7.709cm">
          <draw:text-box>
            <text:p><text:span text:style-name="T1">address_pc(31:0)</text:span></text:p>
          </draw:text-box>
        </draw:frame>
        <draw:frame draw:style-name="gr4" draw:text-style-name="P11" draw:layer="layout" svg:width="2.242cm" svg:height="0.607cm" svg:x="22.153cm" svg:y="6.908cm">
          <draw:text-box>
            <text:p><text:span text:style-name="T1">data_r(31:0)</text:span></text:p>
          </draw:text-box>
        </draw:frame>
        <draw:custom-shape draw:style-name="gr2" draw:text-style-name="P3" draw:id="id26" draw:layer="layout" svg:width="4.9cm" svg:height="2.4cm" svg:x="22.1cm" svg:y="2.6cm">
          <draw:glue-point draw:id="4" svg:x="-5cm" svg:y="-2.5cm"/>
          <draw:glue-point draw:id="5" svg:x="-5cm" svg:y="2.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18.188cm" svg:y1="3.804cm" svg:x2="22.1cm" svg:y2="3.8cm" draw:start-shape="id20" draw:start-glue-point="1" draw:end-shape="id26" draw:end-glue-point="3" svg:d="m18188 3804h1956v-4h1956">
          <text:p/>
        </draw:connector>
        <draw:frame draw:style-name="gr4" draw:text-style-name="P11" draw:layer="layout" svg:width="2.437cm" svg:height="0.607cm" svg:x="21.963cm" svg:y="3.493cm">
          <draw:text-box>
            <text:p><text:span text:style-name="T1">pc_new(31:2)</text:span></text:p>
          </draw:text-box>
        </draw:frame>
        <draw:frame draw:style-name="gr4" draw:text-style-name="P10" draw:layer="layout" svg:width="2.487cm" svg:height="0.607cm" svg:x="21.964cm" svg:y="2.894cm">
          <draw:text-box>
            <text:p><text:span text:style-name="T7">opcode(25:0)</text:span></text:p>
          </draw:text-box>
        </draw:frame>
        <draw:frame draw:style-name="gr4" draw:text-style-name="P8" draw:layer="layout" svg:width="1.725cm" svg:height="0.607cm" svg:x="25.451cm" svg:y="2.903cm">
          <draw:text-box>
            <text:p><text:span text:style-name="T5">pc(31:2)</text:span></text:p>
          </draw:text-box>
        </draw:frame>
        <draw:frame draw:style-name="gr4" draw:text-style-name="P11" draw:layer="layout" svg:width="2.458cm" svg:height="0.607cm" svg:x="24.652cm" svg:y="3.504cm">
          <draw:text-box>
            <text:p><text:span text:style-name="T1">pc_next(31:2)</text:span></text:p>
          </draw:text-box>
        </draw:frame>
        <draw:connector draw:style-name="gr10" draw:text-style-name="P1" draw:layer="layout" draw:line-skew="0cm -0.3cm -0.475cm" svg:x1="27cm" svg:y1="3.8cm" svg:x2="22.2cm" svg:y2="8.001cm" draw:start-shape="id26" draw:start-glue-point="1" draw:end-shape="id27" draw:end-glue-point="14" svg:d="m27000 3800h525v1600h-6325v2601h1000">
          <text:p/>
        </draw:connector>
        <draw:frame draw:style-name="gr4" draw:text-style-name="P9" draw:layer="layout" svg:width="2.09cm" svg:height="0.607cm" svg:x="25.052cm" svg:y="4.204cm">
          <draw:text-box>
            <text:p><text:span text:style-name="T6">pc+4(31:2)</text:span></text:p>
          </draw:text-box>
        </draw:frame>
        <draw:frame draw:style-name="gr4" draw:text-style-name="P10" draw:layer="layout" svg:width="2.648cm" svg:height="0.607cm" svg:x="6.4cm" svg:y="6.5cm">
          <draw:text-box>
            <text:p><text:span text:style-name="T7">opcode(15:11)</text:span></text:p>
          </draw:text-box>
        </draw:frame>
        <draw:frame draw:style-name="gr4" draw:text-style-name="P10" draw:layer="layout" svg:width="2.665cm" svg:height="0.607cm" svg:x="6.401cm" svg:y="5.501cm">
          <draw:text-box>
            <text:p><text:span text:style-name="T7">opcode(20:16)</text:span></text:p>
          </draw:text-box>
        </draw:frame>
        <draw:frame draw:style-name="gr4" draw:text-style-name="P10" draw:layer="layout" svg:width="2.665cm" svg:height="0.607cm" svg:x="6.401cm" svg:y="4.601cm">
          <draw:text-box>
            <text:p><text:span text:style-name="T7">opcode(25:21)</text:span></text:p>
          </draw:text-box>
        </draw:frame>
        <draw:frame draw:style-name="gr4" draw:text-style-name="P13" draw:layer="layout" svg:width="3.355cm" svg:height="0.725cm" svg:x="9.5cm" svg:y="3.6cm">
          <draw:text-box>
            <text:p><text:span text:style-name="T8">Register Bank</text:span></text:p>
          </draw:text-box>
        </draw:frame>
        <draw:frame draw:style-name="gr4" draw:text-style-name="P13" draw:layer="layout" svg:width="3.355cm" svg:height="0.725cm" svg:x="9.501cm" svg:y="3.601cm">
          <draw:text-box>
            <text:p><text:span text:style-name="T8">Register Bank</text:span></text:p>
          </draw:text-box>
        </draw:frame>
        <draw:frame draw:style-name="gr4" draw:text-style-name="P13" draw:layer="layout" svg:width="4.27cm" svg:height="0.725cm" svg:x="23.301cm" svg:y="10.501cm">
          <draw:text-box>
            <text:p><text:span text:style-name="T8">Memory Controller</text:span></text:p>
          </draw:text-box>
        </draw:frame>
        <draw:line draw:style-name="gr11" draw:text-style-name="P1" draw:layer="layout" svg:x1="28.2cm" svg:y1="7cm" svg:x2="30.1cm" svg:y2="7cm">
          <text:p/>
        </draw:line>
        <draw:line draw:style-name="gr11" draw:text-style-name="P1" draw:layer="layout" svg:x1="28.2cm" svg:y1="7.5cm" svg:x2="30.1cm" svg:y2="7.5cm">
          <text:p/>
        </draw:line>
        <draw:line draw:style-name="gr11" draw:text-style-name="P1" draw:layer="layout" svg:x1="28.2cm" svg:y1="7.9cm" svg:x2="30.1cm" svg:y2="7.9cm">
          <text:p/>
        </draw:line>
        <draw:line draw:style-name="gr11" draw:text-style-name="P1" draw:layer="layout" svg:x1="28.2cm" svg:y1="8.3cm" svg:x2="30.1cm" svg:y2="8.3cm">
          <text:p/>
        </draw:line>
        <draw:line draw:style-name="gr11" draw:text-style-name="P1" draw:layer="layout" svg:x1="28.2cm" svg:y1="9.3cm" svg:x2="30.1cm" svg:y2="9.3cm">
          <text:p/>
        </draw:line>
        <draw:connector draw:style-name="gr12" draw:text-style-name="P1" draw:layer="layout" svg:x1="30.253cm" svg:y1="5.816cm" svg:x2="22.2cm" svg:y2="7.201cm" draw:start-shape="id28" draw:start-glue-point="3" draw:end-shape="id27" draw:end-glue-point="4" svg:d="m30253 5816h-8578v1385h525">
          <text:p/>
        </draw:connector>
        <draw:frame draw:style-name="gr4" draw:text-style-name="P14" draw:id="id28" draw:layer="layout" svg:width="2.31cm" svg:height="0.607cm" svg:x="30.253cm" svg:y="5.513cm">
          <draw:text-box>
            <text:p><text:span text:style-name="T9">data_r(31:0)</text:span></text:p>
          </draw:text-box>
        </draw:frame>
        <draw:frame draw:style-name="gr9" draw:text-style-name="P14" draw:layer="layout" svg:width="2.65cm" svg:height="0.69cm" svg:x="30.25cm" svg:y="6.603cm">
          <draw:text-box>
            <text:p><text:span text:style-name="T9">address(31:2)</text:span></text:p>
          </draw:text-box>
        </draw:frame>
        <draw:frame draw:style-name="gr4" draw:text-style-name="P14" draw:layer="layout" svg:width="2.877cm" svg:height="0.607cm" svg:x="30.25cm" svg:y="7.105cm">
          <draw:text-box>
            <text:p><text:span text:style-name="T9">addr_next(31:2)</text:span></text:p>
          </draw:text-box>
        </draw:frame>
        <draw:frame draw:style-name="gr4" draw:text-style-name="P14" draw:layer="layout" svg:width="2.432cm" svg:height="0.607cm" svg:x="30.25cm" svg:y="7.605cm">
          <draw:text-box>
            <text:p><text:span text:style-name="T9">byte_we(3:0)</text:span></text:p>
          </draw:text-box>
        </draw:frame>
        <draw:frame draw:style-name="gr4" draw:text-style-name="P14" draw:layer="layout" svg:width="3.266cm" svg:height="0.607cm" svg:x="30.251cm" svg:y="8.106cm">
          <draw:text-box>
            <text:p><text:span text:style-name="T9">byte_we_next(3:0)</text:span></text:p>
          </draw:text-box>
        </draw:frame>
        <draw:frame draw:style-name="gr4" draw:text-style-name="P14" draw:layer="layout" svg:width="2.432cm" svg:height="0.607cm" svg:x="30.253cm" svg:y="9.108cm">
          <draw:text-box>
            <text:p><text:span text:style-name="T9">data_w(31:0)</text:span></text:p>
          </draw:text-box>
        </draw:frame>
        <draw:connector draw:style-name="gr13" draw:text-style-name="P1" draw:layer="layout" svg:x1="15.3cm" svg:y1="3.029cm" svg:x2="17.188cm" svg:y2="3.005cm" draw:start-shape="id29" draw:start-glue-point="1" draw:end-shape="id20" draw:end-glue-point="4" svg:d="m15300 3029h932v-24h956">
          <text:p/>
        </draw:connector>
        <draw:connector draw:style-name="gr13" draw:text-style-name="P1" draw:layer="layout" draw:line-skew="0.006cm" svg:x1="16.1cm" svg:y1="8.7cm" svg:x2="17.188cm" svg:y2="4.703cm" draw:start-shape="id24" draw:start-glue-point="1" draw:end-shape="id20" draw:end-glue-point="5" svg:d="m16100 8700h550v-3997h538">
          <text:p/>
        </draw:connector>
      </draw:page>
      <draw:page draw:name="page4" draw:style-name="dp1" draw:master-page-name="Default">
        <draw:polygon draw:style-name="gr1" draw:text-style-name="P1" draw:id="id30" draw:layer="layout" svg:width="2.799cm" svg:height="0.999cm" draw:transform="rotate (-1.57079632679579) translate (15.8879999999982cm 1.79999999999822cm)" svg:viewBox="0 0 2800 1000" draw:points="400,-30776 1000,-30776 1400,-31176 1800,-30776 2400,-30776 2700,-30776 2800,-30776 1800,-31776 1000,-31776 0,-30776">
          <draw:glue-point draw:id="4" svg:x="-5cm" svg:y="-2.857cm"/>
          <draw:glue-point draw:id="5" svg:x="-5cm" svg:y="3.214cm"/>
          <draw:glue-point draw:id="6" svg:x="1cm" svg:y="2.857cm"/>
          <text:p/>
        </draw:polygon>
        <draw:custom-shape draw:style-name="gr2" draw:text-style-name="P1" draw:id="id36" draw:layer="layout" svg:width="5.1cm" svg:height="3.9cm" svg:x="5cm" svg:y="6.6cm">
          <draw:glue-point draw:id="4" svg:x="5cm" svg:y="2.692cm"/>
          <draw:glue-point draw:id="5" svg:x="5cm" svg:y="-2.692cm"/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id="id31" draw:layer="layout" svg:width="1.2cm" svg:height="1.6cm" svg:x="14.788cm" svg:y="5.1cm">
          <draw:glue-point draw:id="4" svg:x="-5cm" svg:y="-2.5cm"/>
          <draw:glue-point draw:id="5" svg:x="-5cm" svg:y="2.5cm"/>
          <text:p text:style-name="P2"><text:span text:style-name="T1">Mul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id="id32" draw:layer="layout" svg:width="1.2cm" svg:height="1.6cm" svg:x="14.788cm" svg:y="7.2cm">
          <draw:glue-point draw:id="4" svg:x="-5cm" svg:y="-2.5cm"/>
          <draw:glue-point draw:id="5" svg:x="-5cm" svg:y="2.5cm"/>
          <text:p text:style-name="P2"><text:span text:style-name="T1">Shift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504cm" svg:height="0.607cm" svg:x="5cm" svg:y="8.8cm">
          <draw:text-box>
            <text:p text:style-name="P4"><text:span text:style-name="T2">rd_index[5:0]</text:span></text:p>
          </draw:text-box>
        </draw:frame>
        <draw:frame draw:style-name="gr4" draw:text-style-name="P5" draw:id="id35" draw:layer="layout" svg:width="2.682cm" svg:height="0.607cm" svg:x="5cm" svg:y="9.601cm">
          <draw:text-box>
            <text:p text:style-name="P4"><text:span text:style-name="T2">reg_dest[31:0]</text:span></text:p>
          </draw:text-box>
        </draw:frame>
        <draw:frame draw:style-name="gr4" draw:text-style-name="P6" draw:layer="layout" svg:width="2.487cm" svg:height="0.607cm" svg:x="5cm" svg:y="6.901cm">
          <draw:text-box>
            <text:p text:style-name="P4"><text:span text:style-name="T3">rs_index[5:0]</text:span></text:p>
          </draw:text-box>
        </draw:frame>
        <draw:frame draw:style-name="gr4" draw:text-style-name="P7" draw:layer="layout" svg:width="2.415cm" svg:height="0.607cm" svg:x="5cm" svg:y="7.701cm">
          <draw:text-box>
            <text:p text:style-name="P4"><text:span text:style-name="T4">rt_index[5:0]</text:span></text:p>
          </draw:text-box>
        </draw:frame>
        <draw:frame draw:style-name="gr5" draw:text-style-name="P6" draw:layer="layout" svg:width="3.1cm" svg:height="0.607cm" svg:x="7.2cm" svg:y="7.128cm">
          <draw:text-box>
            <text:p text:style-name="P4"><text:span text:style-name="T3">reg_source[31:0]</text:span></text:p>
          </draw:text-box>
        </draw:frame>
        <draw:frame draw:style-name="gr4" draw:text-style-name="P7" draw:layer="layout" svg:width="2.911cm" svg:height="0.607cm" svg:x="7.352cm" svg:y="9.274cm">
          <draw:text-box>
            <text:p text:style-name="P4"><text:span text:style-name="T4">reg_target[31:0]</text:span></text:p>
          </draw:text-box>
        </draw:frame>
        <draw:polygon draw:style-name="gr1" draw:text-style-name="P1" draw:id="id34" draw:layer="layout" svg:width="2.125cm" svg:height="2.107cm" draw:transform="skewX (0.133168621927142) rotate (-0.718552053047116) translate (20.9cm 5.5cm)" svg:viewBox="0 0 2126 2108" draw:points="0,-19236 1063,-19236 2126,-18182 2126,-17129">
          <draw:glue-point draw:id="4" svg:x="-5cm" svg:y="-3.611cm"/>
          <draw:glue-point draw:id="5" svg:x="-5cm" svg:y="-2.222cm"/>
          <draw:glue-point draw:id="6" svg:x="-5cm" svg:y="-0.555cm"/>
          <draw:glue-point draw:id="7" svg:x="-5cm" svg:y="0.833cm"/>
          <draw:glue-point draw:id="8" svg:x="-5cm" svg:y="2.222cm"/>
          <draw:glue-point draw:id="9" svg:x="-5cm" svg:y="3.611cm"/>
          <text:p/>
        </draw:polygon>
        <draw:frame draw:style-name="gr4" draw:text-style-name="P8" draw:layer="layout" svg:width="1.725cm" svg:height="0.607cm" svg:x="18.95cm" svg:y="6.602cm">
          <draw:text-box>
            <text:p text:style-name="P4"><text:span text:style-name="T5">pc(31:2)</text:span></text:p>
          </draw:text-box>
        </draw:frame>
        <draw:frame draw:style-name="gr4" draw:text-style-name="P9" draw:layer="layout" svg:width="2.09cm" svg:height="0.607cm" svg:x="18.951cm" svg:y="7.203cm">
          <draw:text-box>
            <text:p text:style-name="P4"><text:span text:style-name="T6">pc+4(31:2)</text:span></text:p>
          </draw:text-box>
        </draw:frame>
        <draw:frame draw:style-name="gr4" draw:text-style-name="P10" draw:layer="layout" svg:width="2.487cm" svg:height="0.607cm" svg:x="18.551cm" svg:y="7.703cm">
          <draw:text-box>
            <text:p text:style-name="P4"><text:span text:style-name="T7">opcode(15:0)</text:span></text:p>
          </draw:text-box>
        </draw:frame>
        <draw:connector draw:style-name="gr6" draw:text-style-name="P1" draw:layer="layout" svg:x1="14.888cm" svg:y1="4.099cm" svg:x2="14.788cm" svg:y2="6.3cm" draw:start-shape="id30" draw:start-glue-point="5" draw:end-shape="id31" draw:end-glue-point="5" svg:d="m14888 4099h-625v2201h525">
          <text:p/>
        </draw:connector>
        <draw:connector draw:style-name="gr6" draw:text-style-name="P1" draw:layer="layout" svg:x1="14.788cm" svg:y1="6.3cm" svg:x2="14.788cm" svg:y2="8.4cm" draw:start-shape="id31" draw:start-glue-point="5" draw:end-shape="id32" draw:end-glue-point="5" svg:d="m14788 6300h-525v2100h525">
          <text:p/>
        </draw:connector>
        <draw:connector draw:style-name="gr7" draw:text-style-name="P1" draw:layer="layout" draw:line-skew="-0.863cm" svg:x1="14.888cm" svg:y1="2.401cm" svg:x2="14.788cm" svg:y2="5.5cm" draw:start-shape="id30" draw:start-glue-point="4" draw:end-shape="id31" draw:end-glue-point="4" svg:d="m14888 2401h-1488v3099h1388">
          <text:p/>
        </draw:connector>
        <draw:connector draw:style-name="gr7" draw:text-style-name="P1" draw:layer="layout" draw:line-skew="-0.863cm" svg:x1="14.788cm" svg:y1="5.5cm" svg:x2="14.788cm" svg:y2="7.6cm" draw:start-shape="id31" draw:start-glue-point="4" draw:end-shape="id32" draw:end-glue-point="4" svg:d="m14788 5500h-1388v2100h1388">
          <text:p/>
        </draw:connector>
        <draw:custom-shape draw:style-name="gr3" draw:text-style-name="P3" draw:id="id33" draw:layer="layout" svg:width="1.2cm" svg:height="1.6cm" svg:x="17cm" svg:y="5.1cm">
          <draw:glue-point draw:id="4" svg:x="-5cm" svg:y="-2.5cm"/>
          <draw:glue-point draw:id="5" svg:x="-5cm" svg:y="2.5cm"/>
          <text:p text:style-name="P2"><text:span text:style-name="T1">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svg:x1="15.888cm" svg:y1="3.2cm" svg:x2="17cm" svg:y2="5.5cm" draw:start-shape="id30" draw:start-glue-point="1" draw:end-shape="id33" draw:end-glue-point="4" svg:d="m15888 3200h556v2300h556">
          <text:p/>
        </draw:connector>
        <draw:connector draw:style-name="gr8" draw:text-style-name="P1" draw:layer="layout" svg:x1="15.988cm" svg:y1="5.9cm" svg:x2="17cm" svg:y2="5.9cm" draw:start-shape="id31" draw:start-glue-point="1" draw:end-shape="id33" draw:end-glue-point="3" svg:d="m15988 5900h1012">
          <text:p/>
        </draw:connector>
        <draw:custom-shape draw:style-name="gr2" draw:text-style-name="P1" draw:id="id40" draw:layer="layout" svg:width="6cm" svg:height="4.1cm" svg:x="23.2cm" svg:y="6.4cm">
          <draw:glue-point draw:id="4" svg:x="-5cm" svg:y="-3.048cm"/>
          <draw:glue-point draw:id="5" svg:x="-5cm" svg:y="2.804cm"/>
          <draw:glue-point draw:id="6" svg:x="5cm" svg:y="-3.604cm"/>
          <draw:glue-point draw:id="7" svg:x="5cm" svg:y="-2.674cm"/>
          <draw:glue-point draw:id="8" svg:x="5cm" svg:y="-1.744cm"/>
          <draw:glue-point draw:id="9" svg:x="5cm" svg:y="-0.348cm"/>
          <draw:glue-point draw:id="10" svg:x="5cm" svg:y="0.813cm"/>
          <draw:glue-point draw:id="11" svg:x="5cm" svg:y="1.976cm"/>
          <draw:glue-point draw:id="12" svg:x="5cm" svg:y="3.372cm"/>
          <draw:glue-point draw:id="13" svg:x="-5cm" svg:y="1.097cm"/>
          <draw:glue-point draw:id="14" svg:x="-5cm" svg:y="-1.097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line-skew="0cm 3.837cm" svg:x1="21.7cm" svg:y1="6.9cm" svg:x2="5cm" svg:y2="9.904cm" draw:start-shape="id34" draw:start-glue-point="1" draw:end-shape="id35" draw:end-glue-point="3" svg:d="m21700 6900h526v5900h-17727v-2896h501">
          <text:p/>
        </draw:connector>
        <draw:polygon draw:style-name="gr1" draw:text-style-name="P1" draw:id="id37" draw:layer="layout" svg:width="1.696cm" svg:height="1.696cm" draw:transform="rotate (-0.785398163398486) translate (12.3cm 6.922cm)" svg:viewBox="0 0 1697 1697" draw:points="0,-7606 849,-7606 1697,-6758 1697,-5909">
          <draw:glue-point draw:id="4" svg:x="-5cm" svg:y="-2.5cm"/>
          <draw:glue-point draw:id="5" svg:x="-5cm" svg:y="2.5cm"/>
          <text:p/>
        </draw:polygon>
        <draw:connector draw:style-name="gr7" draw:text-style-name="P1" draw:layer="layout" svg:x1="10.1cm" svg:y1="7.501cm" svg:x2="12.3cm" svg:y2="7.522cm" draw:start-shape="id36" draw:start-glue-point="5" draw:end-shape="id37" draw:end-glue-point="4" svg:d="m10100 7501h1100v21h1100">
          <text:p/>
        </draw:connector>
        <draw:frame draw:style-name="gr4" draw:text-style-name="P10" draw:layer="layout" svg:width="2.487cm" svg:height="0.607cm" svg:x="10.04cm" svg:y="7.7cm">
          <draw:text-box>
            <text:p text:style-name="P4"><text:span text:style-name="T7">opcode(10:6)</text:span></text:p>
          </draw:text-box>
        </draw:frame>
        <draw:frame draw:style-name="gr4" draw:text-style-name="P8" draw:layer="layout" svg:width="1.725cm" svg:height="0.607cm" svg:x="10.4cm" svg:y="8.293cm">
          <draw:text-box>
            <text:p text:style-name="P4"><text:span text:style-name="T5">pc(31:2)</text:span></text:p>
          </draw:text-box>
        </draw:frame>
        <draw:connector draw:style-name="gr7" draw:text-style-name="P1" draw:layer="layout" draw:line-skew="-0.444cm" svg:x1="12.9cm" svg:y1="8.122cm" svg:x2="14.788cm" svg:y2="7.6cm" draw:start-shape="id37" draw:start-glue-point="1" draw:end-shape="id32" draw:end-glue-point="4" svg:d="m12900 8122h501v-522h1387">
          <text:p/>
        </draw:connector>
        <draw:polygon draw:style-name="gr1" draw:text-style-name="P1" draw:id="id38" draw:layer="layout" svg:width="1.696cm" svg:height="1.696cm" draw:transform="rotate (-0.785398163398486) translate (12.3cm 9.8cm)" svg:viewBox="0 0 1697 1697" draw:points="0,-3536 849,-3536 1697,-2688 1697,-1839">
          <draw:glue-point draw:id="4" svg:x="-5cm" svg:y="-2.5cm"/>
          <draw:glue-point draw:id="5" svg:x="-5cm" svg:y="2.5cm"/>
          <text:p/>
        </draw:polygon>
        <draw:connector draw:style-name="gr8" draw:text-style-name="P1" draw:layer="layout" svg:x1="10.1cm" svg:y1="9.599cm" svg:x2="12.3cm" svg:y2="10.4cm" draw:start-shape="id36" draw:start-glue-point="4" draw:end-shape="id38" draw:end-glue-point="4" svg:d="m10100 9599h1100v801h1100">
          <text:p/>
        </draw:connector>
        <draw:connector draw:style-name="gr7" draw:text-style-name="P1" draw:layer="layout" draw:line-skew="0.455cm" svg:x1="12.9cm" svg:y1="11cm" svg:x2="14.788cm" svg:y2="8.4cm" draw:start-shape="id38" draw:start-glue-point="1" draw:end-shape="id32" draw:end-glue-point="5" svg:d="m12900 11000h1400v-2600h488">
          <text:p/>
        </draw:connector>
        <draw:custom-shape draw:style-name="gr3" draw:text-style-name="P3" draw:id="id39" draw:layer="layout" svg:width="1.288cm" svg:height="1.6cm" svg:x="9.9cm" svg:y="10.8cm">
          <draw:glue-point draw:id="4" svg:x="-5cm" svg:y="-2.5cm"/>
          <draw:glue-point draw:id="5" svg:x="-5cm" svg:y="2.5cm"/>
          <text:p text:style-name="P2"><text:span text:style-name="T1">Sign</text:span></text:p>
          <text:p text:style-name="P2"><text:span text:style-name="T1">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svg:x1="11.188cm" svg:y1="11.6cm" svg:x2="12.3cm" svg:y2="11.6cm" draw:start-shape="id39" draw:start-glue-point="1" draw:end-shape="id38" draw:end-glue-point="5" svg:d="m11188 11600h1112">
          <text:p/>
        </draw:connector>
        <draw:frame draw:style-name="gr4" draw:text-style-name="P10" draw:layer="layout" svg:width="2.487cm" svg:height="0.607cm" svg:x="7.514cm" svg:y="11.193cm">
          <draw:text-box>
            <text:p text:style-name="P4"><text:span text:style-name="T7">opcode(15:0)</text:span></text:p>
          </draw:text-box>
        </draw:frame>
        <draw:connector draw:style-name="gr8" draw:text-style-name="P1" draw:layer="layout" svg:x1="10.1cm" svg:y1="9.599cm" svg:x2="23.2cm" svg:y2="9.599cm" draw:start-shape="id36" draw:start-glue-point="4" draw:end-shape="id40" draw:end-glue-point="5" svg:d="m10100 9599h13100">
          <text:p/>
        </draw:connector>
        <draw:frame draw:style-name="gr9" draw:text-style-name="P11" draw:layer="layout" svg:width="2.475cm" svg:height="0.69cm" svg:x="26.049cm" svg:y="6.603cm">
          <draw:text-box>
            <text:p text:style-name="P4"><text:span text:style-name="T1">address(31:2)</text:span></text:p>
          </draw:text-box>
        </draw:frame>
        <draw:frame draw:style-name="gr4" draw:text-style-name="P11" draw:layer="layout" svg:width="2.758cm" svg:height="0.607cm" svg:x="26.05cm" svg:y="7.104cm">
          <draw:text-box>
            <text:p text:style-name="P4"><text:span text:style-name="T1">addr_next(31:2)</text:span></text:p>
          </draw:text-box>
        </draw:frame>
        <draw:frame draw:style-name="gr4" draw:text-style-name="P11" draw:layer="layout" svg:width="2.348cm" svg:height="0.607cm" svg:x="26.05cm" svg:y="7.604cm">
          <draw:text-box>
            <text:p text:style-name="P4"><text:span text:style-name="T1">byte_we(3:0)</text:span></text:p>
          </draw:text-box>
        </draw:frame>
        <draw:frame draw:style-name="gr4" draw:text-style-name="P11" draw:layer="layout" svg:width="3.131cm" svg:height="0.607cm" svg:x="26.05cm" svg:y="8.105cm">
          <draw:text-box>
            <text:p text:style-name="P4"><text:span text:style-name="T1">byte_we_next(3:0)</text:span></text:p>
          </draw:text-box>
        </draw:frame>
        <draw:frame draw:style-name="gr4" draw:text-style-name="P11" draw:layer="layout" svg:width="2.775cm" svg:height="0.607cm" svg:x="26.051cm" svg:y="8.606cm">
          <draw:text-box>
            <text:p text:style-name="P4"><text:span text:style-name="T1">data_read(31:0)</text:span></text:p>
          </draw:text-box>
        </draw:frame>
        <draw:frame draw:style-name="gr4" draw:text-style-name="P11" draw:layer="layout" svg:width="2.365cm" svg:height="0.607cm" svg:x="26.052cm" svg:y="9.107cm">
          <draw:text-box>
            <text:p text:style-name="P4"><text:span text:style-name="T1">data_w(31:0)</text:span></text:p>
          </draw:text-box>
        </draw:frame>
        <draw:frame draw:style-name="gr4" draw:text-style-name="P10" draw:layer="layout" svg:width="2.487cm" svg:height="0.607cm" svg:x="26.053cm" svg:y="9.608cm">
          <draw:text-box>
            <text:p text:style-name="P4"><text:span text:style-name="T7">opcode(31:0)</text:span></text:p>
          </draw:text-box>
        </draw:frame>
        <draw:connector draw:style-name="gr8" draw:text-style-name="P1" draw:layer="layout" draw:line-skew="0cm 0.225cm" svg:x1="20.9cm" svg:y1="6.278cm" svg:x2="29.2cm" svg:y2="8.783cm" draw:start-shape="id34" draw:start-glue-point="5" draw:end-shape="id40" draw:end-glue-point="10" svg:d="m20900 6278h-525v-1078h9350v3583h-525">
          <text:p/>
        </draw:connector>
        <draw:frame draw:style-name="gr4" draw:text-style-name="P11" draw:layer="layout" svg:width="0.947cm" svg:height="0.607cm" svg:x="13.451cm" svg:y="7.103cm">
          <draw:text-box>
            <text:p text:style-name="P4"><text:span text:style-name="T1">4:0</text:span></text:p>
          </draw:text-box>
        </draw:frame>
        <draw:frame draw:style-name="gr4" draw:text-style-name="P11" draw:layer="layout" svg:width="2.809cm" svg:height="0.607cm" svg:x="23.052cm" svg:y="9.307cm">
          <draw:text-box>
            <text:p text:style-name="P4"><text:span text:style-name="T1">data_write(31:0)</text:span></text:p>
          </draw:text-box>
        </draw:frame>
        <draw:frame draw:style-name="gr4" draw:text-style-name="P11" draw:layer="layout" svg:width="2.902cm" svg:height="0.607cm" svg:x="23.1cm" svg:y="8.593cm">
          <draw:text-box>
            <text:p text:style-name="P4"><text:span text:style-name="T1">address_in(31:0)</text:span></text:p>
          </draw:text-box>
        </draw:frame>
        <draw:frame draw:style-name="gr4" draw:text-style-name="P11" draw:layer="layout" svg:width="2.991cm" svg:height="0.607cm" svg:x="23.2cm" svg:y="7.7cm">
          <draw:text-box>
            <text:p text:style-name="P4"><text:span text:style-name="T1">address_pc(31:0)</text:span></text:p>
          </draw:text-box>
        </draw:frame>
        <draw:frame draw:style-name="gr4" draw:text-style-name="P11" draw:layer="layout" svg:width="2.242cm" svg:height="0.607cm" svg:x="23.153cm" svg:y="6.908cm">
          <draw:text-box>
            <text:p text:style-name="P4"><text:span text:style-name="T1">data_r(31:0)</text:span></text:p>
          </draw:text-box>
        </draw:frame>
        <draw:frame draw:style-name="gr4" draw:text-style-name="P10" draw:layer="layout" svg:width="2.648cm" svg:height="0.607cm" svg:x="2.5cm" svg:y="8.8cm">
          <draw:text-box>
            <text:p text:style-name="P4"><text:span text:style-name="T7">opcode(15:11)</text:span></text:p>
          </draw:text-box>
        </draw:frame>
        <draw:frame draw:style-name="gr4" draw:text-style-name="P10" draw:layer="layout" svg:width="2.665cm" svg:height="0.607cm" svg:x="2.501cm" svg:y="7.801cm">
          <draw:text-box>
            <text:p text:style-name="P4"><text:span text:style-name="T7">opcode(20:16)</text:span></text:p>
          </draw:text-box>
        </draw:frame>
        <draw:frame draw:style-name="gr4" draw:text-style-name="P10" draw:layer="layout" svg:width="2.665cm" svg:height="0.607cm" svg:x="2.501cm" svg:y="6.901cm">
          <draw:text-box>
            <text:p text:style-name="P4"><text:span text:style-name="T7">opcode(25:21)</text:span></text:p>
          </draw:text-box>
        </draw:frame>
        <draw:frame draw:style-name="gr4" draw:text-style-name="P13" draw:layer="layout" svg:width="3.355cm" svg:height="0.725cm" svg:x="5.6cm" svg:y="5.9cm">
          <draw:text-box>
            <text:p text:style-name="P12"><text:span text:style-name="T8">Register Bank</text:span></text:p>
          </draw:text-box>
        </draw:frame>
        <draw:frame draw:style-name="gr4" draw:text-style-name="P13" draw:layer="layout" svg:width="3.355cm" svg:height="0.725cm" svg:x="5.601cm" svg:y="5.901cm">
          <draw:text-box>
            <text:p text:style-name="P12"><text:span text:style-name="T8">Register Bank</text:span></text:p>
          </draw:text-box>
        </draw:frame>
        <draw:frame draw:style-name="gr4" draw:text-style-name="P13" draw:layer="layout" svg:width="4.27cm" svg:height="0.725cm" svg:x="24.301cm" svg:y="10.501cm">
          <draw:text-box>
            <text:p text:style-name="P12"><text:span text:style-name="T8">Memory Controller</text:span></text:p>
          </draw:text-box>
        </draw:frame>
        <draw:line draw:style-name="gr11" draw:text-style-name="P1" draw:layer="layout" svg:x1="29.2cm" svg:y1="7cm" svg:x2="31.1cm" svg:y2="7cm">
          <text:p/>
        </draw:line>
        <draw:line draw:style-name="gr11" draw:text-style-name="P1" draw:layer="layout" svg:x1="29.2cm" svg:y1="7.5cm" svg:x2="31.1cm" svg:y2="7.5cm">
          <text:p/>
        </draw:line>
        <draw:line draw:style-name="gr11" draw:text-style-name="P1" draw:layer="layout" svg:x1="29.2cm" svg:y1="7.9cm" svg:x2="31.1cm" svg:y2="7.9cm">
          <text:p/>
        </draw:line>
        <draw:line draw:style-name="gr11" draw:text-style-name="P1" draw:layer="layout" svg:x1="29.2cm" svg:y1="8.3cm" svg:x2="31.1cm" svg:y2="8.3cm">
          <text:p/>
        </draw:line>
        <draw:line draw:style-name="gr11" draw:text-style-name="P1" draw:layer="layout" svg:x1="29.2cm" svg:y1="9.3cm" svg:x2="31.1cm" svg:y2="9.3cm">
          <text:p/>
        </draw:line>
        <draw:connector draw:style-name="gr12" draw:text-style-name="P1" draw:layer="layout" svg:x1="31.253cm" svg:y1="5.816cm" svg:x2="23.2cm" svg:y2="7.201cm" draw:start-shape="id41" draw:start-glue-point="3" draw:end-shape="id40" draw:end-glue-point="4" svg:d="m31253 5816h-8578v1385h525">
          <text:p/>
        </draw:connector>
        <draw:frame draw:style-name="gr4" draw:text-style-name="P14" draw:id="id41" draw:layer="layout" svg:width="2.31cm" svg:height="0.607cm" svg:x="31.253cm" svg:y="5.513cm">
          <draw:text-box>
            <text:p text:style-name="P4"><text:span text:style-name="T9">data_r(31:0)</text:span></text:p>
          </draw:text-box>
        </draw:frame>
        <draw:frame draw:style-name="gr9" draw:text-style-name="P14" draw:layer="layout" svg:width="2.65cm" svg:height="0.69cm" svg:x="31.25cm" svg:y="6.603cm">
          <draw:text-box>
            <text:p text:style-name="P4"><text:span text:style-name="T9">address(31:2)</text:span></text:p>
          </draw:text-box>
        </draw:frame>
        <draw:frame draw:style-name="gr4" draw:text-style-name="P14" draw:layer="layout" svg:width="2.877cm" svg:height="0.607cm" svg:x="31.25cm" svg:y="7.105cm">
          <draw:text-box>
            <text:p text:style-name="P4"><text:span text:style-name="T9">addr_next(31:2)</text:span></text:p>
          </draw:text-box>
        </draw:frame>
        <draw:frame draw:style-name="gr4" draw:text-style-name="P14" draw:layer="layout" svg:width="2.432cm" svg:height="0.607cm" svg:x="31.25cm" svg:y="7.605cm">
          <draw:text-box>
            <text:p text:style-name="P4"><text:span text:style-name="T9">byte_we(3:0)</text:span></text:p>
          </draw:text-box>
        </draw:frame>
        <draw:frame draw:style-name="gr4" draw:text-style-name="P14" draw:layer="layout" svg:width="3.266cm" svg:height="0.607cm" svg:x="31.251cm" svg:y="8.106cm">
          <draw:text-box>
            <text:p text:style-name="P4"><text:span text:style-name="T9">byte_we_next(3:0)</text:span></text:p>
          </draw:text-box>
        </draw:frame>
        <draw:frame draw:style-name="gr4" draw:text-style-name="P14" draw:layer="layout" svg:width="2.432cm" svg:height="0.607cm" svg:x="31.253cm" svg:y="9.108cm">
          <draw:text-box>
            <text:p text:style-name="P4"><text:span text:style-name="T9">data_w(31:0)</text:span></text:p>
          </draw:text-box>
        </draw:frame>
        <draw:connector draw:style-name="gr13" draw:text-style-name="P1" draw:layer="layout" draw:line-skew="-2.225cm 2.425cm 0.025cm" svg:x1="15.988cm" svg:y1="8cm" svg:x2="17cm" svg:y2="6.3cm" draw:start-shape="id32" draw:start-glue-point="1" draw:end-shape="id33" draw:end-glue-point="5" svg:d="m15988 8000h512v-1000 0-700h500">
          <text:p/>
        </draw:connector>
        <draw:connector draw:style-name="gr13" draw:text-style-name="P1" draw:layer="layout" draw:line-skew="-1.9cm" svg:x1="18.2cm" svg:y1="5.9cm" svg:x2="23.2cm" svg:y2="8.899cm" draw:start-shape="id33" draw:start-glue-point="1" draw:end-shape="id40" draw:end-glue-point="13" svg:d="m18200 5900h600v2999h44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0-06-21T14:14:28</meta:creation-date>
    <dc:date>2010-08-21T07:21:13</dc:date>
    <dc:creator>Carlos Camargo</dc:creator>
    <meta:editing-duration>PT04H53M38S</meta:editing-duration>
    <meta:editing-cycles>170</meta:editing-cycles>
    <meta:generator>OpenOffice.org/3.2$Linux OpenOffice.org_project/320m12$Build-9483</meta:generator>
    <meta:document-statistic meta:object-count="231"/>
  </office:meta>
</office:document-meta>
</file>